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V_237_rgul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V_237_rgul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V_237_rgul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V_237_rgul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V_237_rgul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V_237_rgul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V_237_rgul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V_237_rgul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7"/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3.06916666666667cm" style:use-optimal-column-width="true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page" style:column-width="3.175cm"/>
    </style:style>
    <style:style style:name="co9" style:family="table-column">
      <style:table-column-properties fo:break-before="auto" style:column-width="3.254375cm" style:use-optimal-column-width="true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GO_2020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9" table:default-cell-style-name="ce1"/>
        <table:table-column table:style-name="co6" table:number-columns-repeated="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993" table:default-cell-style-name="ce1"/>
        <table:table-column table:style-name="co12" table:number-columns-repeated="15362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Agosto - 2020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58733.5" table:style-name="ce14">
            <text:p><text:s/>58.733,50<text:s/></text:p>
          </table:table-cell>
          <table:table-cell office:value-type="float" office:value="1598671.28" table:style-name="ce14">
            <text:p><text:s/>1.598.671,28<text:s/></text:p>
          </table:table-cell>
          <table:table-cell office:value-type="float" office:value="75342514.299999997" table:style-name="ce14">
            <text:p><text:s/>75.342.514,30<text:s/></text:p>
          </table:table-cell>
          <table:table-cell office:value-type="float" office:value="178.92" table:style-name="ce14">
            <text:p><text:s/>178,92<text:s/></text:p>
          </table:table-cell>
          <table:table-cell office:value-type="float" office:value="76042941.430000007" table:style-name="ce14">
            <text:p><text:s/>76.042.941,43<text:s/></text:p>
          </table:table-cell>
          <table:table-cell office:value-type="float" office:value="54355475.990000002" table:style-name="ce14">
            <text:p><text:s/>54.355.475,99<text:s/></text:p>
          </table:table-cell>
          <table:table-cell office:value-type="float" office:value="2756173.15" table:style-name="ce14">
            <text:p><text:s/>2.756.173,15<text:s/></text:p>
          </table:table-cell>
          <table:table-cell office:value-type="float" office:value="175448273.03" table:style-name="ce14">
            <text:p><text:s/>175.448.273,03<text:s/></text:p>
          </table:table-cell>
          <table:table-cell office:value-type="float" office:value="23220865.460000001" table:style-name="ce14">
            <text:p><text:s/>23.220.865,46<text:s/></text:p>
          </table:table-cell>
          <table:table-cell office:value-type="float" office:value="5079426.37" table:style-name="ce14">
            <text:p><text:s/>5.079.426,37<text:s/></text:p>
          </table:table-cell>
          <table:table-cell office:value-type="float" office:value="165998110.27000001" table:style-name="ce14">
            <text:p><text:s/>165.998.110,27<text:s/></text:p>
          </table:table-cell>
          <table:table-cell office:value-type="float" office:value="136256.28" table:style-name="ce14">
            <text:p><text:s/>136.256,28<text:s/></text:p>
          </table:table-cell>
          <table:table-cell office:value-type="float" office:value="1592038.24" table:style-name="ce14">
            <text:p><text:s/>1.592.038,24<text:s/></text:p>
          </table:table-cell>
          <table:table-cell office:value-type="float" office:value="9738888.2100000009" table:style-name="ce14">
            <text:p><text:s/>9.738.888,21<text:s/></text:p>
          </table:table-cell>
          <table:table-cell office:value-type="float" office:value="5714123.5" table:style-name="ce14">
            <text:p><text:s/>5.714.123,50<text:s/></text:p>
          </table:table-cell>
          <table:table-cell office:value-type="float" office:value="82306531.439999998" table:style-name="ce14">
            <text:p><text:s/>82.306.531,44<text:s/></text:p>
          </table:table-cell>
          <table:table-cell office:value-type="float" office:value="6697.18" table:style-name="ce14">
            <text:p><text:s/>6.697,18<text:s/></text:p>
          </table:table-cell>
          <table:table-cell office:value-type="float" office:value="301156170.70999998" table:style-name="ce14">
            <text:p><text:s/>301.156.170,71<text:s/></text:p>
          </table:table-cell>
          <table:table-cell office:value-type="float" office:value="216573187.13999999" table:style-name="ce14">
            <text:p><text:s/>216.573.187,14<text:s/></text:p>
          </table:table-cell>
          <table:table-cell office:value-type="float" office:value="960028.52" table:style-name="ce14">
            <text:p><text:s/>960.028,52<text:s/></text:p>
          </table:table-cell>
          <table:table-cell office:value-type="float" office:value="46525.31" table:style-name="ce14">
            <text:p><text:s/>46.525,31<text:s/></text:p>
          </table:table-cell>
          <table:table-cell office:value-type="float" office:value="20776.16" table:style-name="ce14">
            <text:p><text:s/>20.776,16<text:s/></text:p>
          </table:table-cell>
          <table:table-cell office:value-type="float" office:value="100967565.43000001" table:style-name="ce14">
            <text:p><text:s/>100.967.565,43<text:s/></text:p>
          </table:table-cell>
          <table:table-cell office:value-type="float" office:value="591027529.09000003" table:style-name="ce14">
            <text:p><text:s/>591.027.529,09<text:s/></text:p>
          </table:table-cell>
          <table:table-cell office:value-type="float" office:value="24542.959999999999" table:style-name="ce14">
            <text:p><text:s/>24.542,96<text:s/></text:p>
          </table:table-cell>
          <table:table-cell office:value-type="float" office:value="1659025155.9100001" table:style-name="ce14">
            <text:p><text:s/>1.659.025.155,91<text:s/></text:p>
          </table:table-cell>
          <table:table-cell office:value-type="float" office:value="221.49" table:style-name="ce14">
            <text:p><text:s/>221,49<text:s/></text:p>
          </table:table-cell>
          <table:table-cell office:value-type="float" office:value="3549197601.2700005" table:style-name="ce15">
            <text:p><text:s/>3.549.197.601,2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10" table:style-name="ce16">
            <text:p><text:s/>10,00<text:s/></text:p>
          </table:table-cell>
          <table:table-cell office:value-type="float" office:value="2382.94" table:style-name="ce16">
            <text:p><text:s/>2.382,94<text:s/></text:p>
          </table:table-cell>
          <table:table-cell office:value-type="float" office:value="-2.96" table:style-name="ce16">
            <text:p>-2,96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1.96" table:style-name="ce16">
            <text:p><text:s/>31,96<text:s/></text:p>
          </table:table-cell>
          <table:table-cell office:value-type="float" office:value="-20.05" table:style-name="ce16">
            <text:p>-20,05<text:s/></text:p>
          </table:table-cell>
          <table:table-cell office:value-type="float" office:value="-66.900000000000006" table:style-name="ce16">
            <text:p>-66,90<text:s/></text:p>
          </table:table-cell>
          <table:table-cell office:value-type="float" office:value="115.78" table:style-name="ce16">
            <text:p><text:s/>115,78<text:s/></text:p>
          </table:table-cell>
          <table:table-cell office:value-type="float" office:value="260.42" table:style-name="ce16">
            <text:p><text:s/>260,42<text:s/></text:p>
          </table:table-cell>
          <table:table-cell office:value-type="float" office:value="5035.84" table:style-name="ce16">
            <text:p><text:s/>5.035,84<text:s/></text:p>
          </table:table-cell>
          <table:table-cell office:value-type="float" office:value="-2187.7399999999998" table:style-name="ce16">
            <text:p>-2.187,74<text:s/></text:p>
          </table:table-cell>
          <table:table-cell office:value-type="float" office:value="-61.82" table:style-name="ce16">
            <text:p>-61,82<text:s/></text:p>
          </table:table-cell>
          <table:table-cell office:value-type="float" office:value="90.17" table:style-name="ce16">
            <text:p><text:s/>90,17<text:s/></text:p>
          </table:table-cell>
          <table:table-cell office:value-type="float" office:value="6946.86" table:style-name="ce16">
            <text:p><text:s/>6.946,86<text:s/></text:p>
          </table:table-cell>
          <table:table-cell office:value-type="float" office:value="-429.83" table:style-name="ce16">
            <text:p>-429,83<text:s/></text:p>
          </table:table-cell>
          <table:table-cell office:value-type="float" office:value="15223.72" table:style-name="ce16">
            <text:p><text:s/>15.223,72<text:s/></text:p>
          </table:table-cell>
          <table:table-cell office:value-type="float" office:value="-2.13" table:style-name="ce16">
            <text:p>-2,13<text:s/></text:p>
          </table:table-cell>
          <table:table-cell office:value-type="float" office:value="-1090.67" table:style-name="ce16">
            <text:p>-1.090,67<text:s/></text:p>
          </table:table-cell>
          <table:table-cell office:value-type="float" office:value="-65.41" table:style-name="ce16">
            <text:p>-65,41<text:s/></text:p>
          </table:table-cell>
          <table:table-cell office:value-type="float" office:value="-7.14" table:style-name="ce16">
            <text:p>-7,14<text:s/></text:p>
          </table:table-cell>
          <table:table-cell office:value-type="float" office:value="-10.92" table:style-name="ce16">
            <text:p>-10,92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708.37" table:style-name="ce16">
            <text:p><text:s/>2.708,37<text:s/></text:p>
          </table:table-cell>
          <table:table-cell office:value-type="float" office:value="25734.51" table:style-name="ce16">
            <text:p><text:s/>25.734,51<text:s/></text:p>
          </table:table-cell>
          <table:table-cell office:value-type="float" office:value="-1.24" table:style-name="ce16">
            <text:p>-1,24<text:s/></text:p>
          </table:table-cell>
          <table:table-cell office:value-type="float" office:value="881433.34" table:style-name="ce16">
            <text:p><text:s/>881.433,34<text:s/></text:p>
          </table:table-cell>
          <table:table-cell office:value-type="float" office:value="-43.39" table:style-name="ce16">
            <text:p>-43,39<text:s/></text:p>
          </table:table-cell>
          <table:table-cell office:value-type="float" office:value="935983.71" table:style-name="ce17">
            <text:p><text:s/>935.983,7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77596.96000000002" table:style-name="ce16">
            <text:p><text:s/>277.596,96<text:s/></text:p>
          </table:table-cell>
          <table:table-cell office:value-type="float" office:value="6870479.3300000001" table:style-name="ce16">
            <text:p><text:s/>6.870.479,33<text:s/></text:p>
          </table:table-cell>
          <table:table-cell office:value-type="float" office:value="13765791.59" table:style-name="ce16">
            <text:p><text:s/>13.765.791,59<text:s/></text:p>
          </table:table-cell>
          <table:table-cell office:value-type="float" office:value="145347.76999999999" table:style-name="ce16">
            <text:p><text:s/>145.347,77<text:s/></text:p>
          </table:table-cell>
          <table:table-cell office:value-type="float" office:value="139097202.93000001" table:style-name="ce16">
            <text:p><text:s/>139.097.202,93<text:s/></text:p>
          </table:table-cell>
          <table:table-cell office:value-type="float" office:value="49656895.090000004" table:style-name="ce16">
            <text:p><text:s/>49.656.895,09<text:s/></text:p>
          </table:table-cell>
          <table:table-cell office:value-type="float" office:value="3311801.29" table:style-name="ce16">
            <text:p><text:s/>3.311.801,29<text:s/></text:p>
          </table:table-cell>
          <table:table-cell office:value-type="float" office:value="240245991.88" table:style-name="ce16">
            <text:p><text:s/>240.245.991,88<text:s/></text:p>
          </table:table-cell>
          <table:table-cell office:value-type="float" office:value="31936033.34" table:style-name="ce16">
            <text:p><text:s/>31.936.033,34<text:s/></text:p>
          </table:table-cell>
          <table:table-cell office:value-type="float" office:value="5169339.74" table:style-name="ce16">
            <text:p><text:s/>5.169.339,74<text:s/></text:p>
          </table:table-cell>
          <table:table-cell office:value-type="float" office:value="696805578.88999999" table:style-name="ce16">
            <text:p><text:s/>696.805.578,89<text:s/></text:p>
          </table:table-cell>
          <table:table-cell office:value-type="float" office:value="9044327.9499999993" table:style-name="ce16">
            <text:p><text:s/>9.044.327,95<text:s/></text:p>
          </table:table-cell>
          <table:table-cell office:value-type="float" office:value="7336481.3499999996" table:style-name="ce16">
            <text:p><text:s/>7.336.481,35<text:s/></text:p>
          </table:table-cell>
          <table:table-cell office:value-type="float" office:value="15494109.66" table:style-name="ce16">
            <text:p><text:s/>15.494.109,66<text:s/></text:p>
          </table:table-cell>
          <table:table-cell office:value-type="float" office:value="8577907" table:style-name="ce16">
            <text:p><text:s/>8.577.907,00<text:s/></text:p>
          </table:table-cell>
          <table:table-cell office:value-type="float" office:value="126144972.89" table:style-name="ce16">
            <text:p><text:s/>126.144.972,89<text:s/></text:p>
          </table:table-cell>
          <table:table-cell office:value-type="float" office:value="1921652.98" table:style-name="ce16">
            <text:p><text:s/>1.921.652,98<text:s/></text:p>
          </table:table-cell>
          <table:table-cell office:value-type="float" office:value="343559686.02999997" table:style-name="ce16">
            <text:p><text:s/>343.559.686,03<text:s/></text:p>
          </table:table-cell>
          <table:table-cell office:value-type="float" office:value="254915502.93000001" table:style-name="ce16">
            <text:p><text:s/>254.915.502,93<text:s/></text:p>
          </table:table-cell>
          <table:table-cell office:value-type="float" office:value="4206848.96" table:style-name="ce16">
            <text:p><text:s/>4.206.848,96<text:s/></text:p>
          </table:table-cell>
          <table:table-cell office:value-type="float" office:value="6333722.4299999997" table:style-name="ce16">
            <text:p><text:s/>6.333.722,43<text:s/></text:p>
          </table:table-cell>
          <table:table-cell office:value-type="float" office:value="66098.240000000005" table:style-name="ce16">
            <text:p><text:s/>66.098,24<text:s/></text:p>
          </table:table-cell>
          <table:table-cell office:value-type="float" office:value="474496747.19" table:style-name="ce16">
            <text:p><text:s/>474.496.747,19<text:s/></text:p>
          </table:table-cell>
          <table:table-cell office:value-type="float" office:value="590142814.08000004" table:style-name="ce16">
            <text:p><text:s/>590.142.814,08<text:s/></text:p>
          </table:table-cell>
          <table:table-cell office:value-type="float" office:value="5999195.2599999998" table:style-name="ce16">
            <text:p><text:s/>5.999.195,26<text:s/></text:p>
          </table:table-cell>
          <table:table-cell office:value-type="float" office:value="2018067297.54" table:style-name="ce16">
            <text:p><text:s/>2.018.067.297,54<text:s/></text:p>
          </table:table-cell>
          <table:table-cell office:value-type="float" office:value="1921772.47" table:style-name="ce16">
            <text:p><text:s/>1.921.772,47<text:s/></text:p>
          </table:table-cell>
          <table:table-cell office:value-type="float" office:value="5055511195.7700005" table:style-name="ce17">
            <text:p><text:s/>5.055.511.195,7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57.77" table:style-name="ce16">
            <text:p><text:s/>57,77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6884.43" table:style-name="ce16">
            <text:p><text:s/>6.884,43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97647.03" table:style-name="ce16">
            <text:p><text:s/>97.647,03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441487295.50999999" table:style-name="ce16">
            <text:p><text:s/>441.487.295,51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091198.21" table:style-name="ce16">
            <text:p><text:s/>2.091.198,21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20.69" table:style-name="ce16">
            <text:p><text:s/>320,69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27973069.90000001" table:style-name="ce16">
            <text:p><text:s/>127.973.069,90<text:s/></text:p>
          </table:table-cell>
          <table:table-cell office:value-type="float" office:value="3021.53" table:style-name="ce16">
            <text:p><text:s/>3.021,53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065160.68" table:style-name="ce16">
            <text:p><text:s/>1.065.160,68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572724655.74999988" table:style-name="ce17">
            <text:p><text:s/>572.724.655,7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29261.32" table:style-name="ce16">
            <text:p><text:s/>129.261,32<text:s/></text:p>
          </table:table-cell>
          <table:table-cell office:value-type="float" office:value="441865.36" table:style-name="ce16">
            <text:p><text:s/>441.865,36<text:s/></text:p>
          </table:table-cell>
          <table:table-cell office:value-type="float" office:value="2980361.86" table:style-name="ce16">
            <text:p><text:s/>2.980.361,86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3214839.470000001" table:style-name="ce16">
            <text:p><text:s/>13.214.839,47<text:s/></text:p>
          </table:table-cell>
          <table:table-cell office:value-type="float" office:value="7948671.7300000004" table:style-name="ce16">
            <text:p><text:s/>7.948.671,73<text:s/></text:p>
          </table:table-cell>
          <table:table-cell office:value-type="float" office:value="586059.13" table:style-name="ce16">
            <text:p><text:s/>586.059,13<text:s/></text:p>
          </table:table-cell>
          <table:table-cell office:value-type="float" office:value="734942.43" table:style-name="ce16">
            <text:p><text:s/>734.942,43<text:s/></text:p>
          </table:table-cell>
          <table:table-cell office:value-type="float" office:value="2161719.02" table:style-name="ce16">
            <text:p><text:s/>2.161.719,02<text:s/></text:p>
          </table:table-cell>
          <table:table-cell office:value-type="float" office:value="3149983.04" table:style-name="ce16">
            <text:p><text:s/>3.149.983,04<text:s/></text:p>
          </table:table-cell>
          <table:table-cell office:value-type="float" office:value="21148774.09" table:style-name="ce16">
            <text:p><text:s/>21.148.774,09<text:s/></text:p>
          </table:table-cell>
          <table:table-cell office:value-type="float" office:value="73319.09" table:style-name="ce16">
            <text:p><text:s/>73.319,09<text:s/></text:p>
          </table:table-cell>
          <table:table-cell office:value-type="float" office:value="1627703.51" table:style-name="ce16">
            <text:p><text:s/>1.627.703,51<text:s/></text:p>
          </table:table-cell>
          <table:table-cell office:value-type="float" office:value="2282708.15" table:style-name="ce16">
            <text:p><text:s/>2.282.708,15<text:s/></text:p>
          </table:table-cell>
          <table:table-cell office:value-type="float" office:value="2302446.75" table:style-name="ce16">
            <text:p><text:s/>2.302.446,75<text:s/></text:p>
          </table:table-cell>
          <table:table-cell office:value-type="float" office:value="25112217.969999999" table:style-name="ce16">
            <text:p><text:s/>25.112.217,97<text:s/></text:p>
          </table:table-cell>
          <table:table-cell office:value-type="float" office:value="354056.09" table:style-name="ce16">
            <text:p><text:s/>354.056,09<text:s/></text:p>
          </table:table-cell>
          <table:table-cell office:value-type="float" office:value="2798038.77" table:style-name="ce16">
            <text:p><text:s/>2.798.038,77<text:s/></text:p>
          </table:table-cell>
          <table:table-cell office:value-type="float" office:value="22024820.140000001" table:style-name="ce16">
            <text:p><text:s/>22.024.820,14<text:s/></text:p>
          </table:table-cell>
          <table:table-cell office:value-type="float" office:value="614031.19999999995" table:style-name="ce16">
            <text:p><text:s/>614.031,20<text:s/></text:p>
          </table:table-cell>
          <table:table-cell office:value-type="float" office:value="88901" table:style-name="ce16">
            <text:p><text:s/>88.901,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4098797.34" table:style-name="ce16">
            <text:p><text:s/>14.098.797,34<text:s/></text:p>
          </table:table-cell>
          <table:table-cell office:value-type="float" office:value="6521885.3899999997" table:style-name="ce16">
            <text:p><text:s/>6.521.885,39<text:s/></text:p>
          </table:table-cell>
          <table:table-cell office:value-type="float" office:value="243879.44" table:style-name="ce16">
            <text:p><text:s/>243.879,44<text:s/></text:p>
          </table:table-cell>
          <table:table-cell office:value-type="float" office:value="37475810.719999999" table:style-name="ce16">
            <text:p><text:s/>37.475.810,72<text:s/></text:p>
          </table:table-cell>
          <table:table-cell office:value-type="float" office:value="323516.71000000002" table:style-name="ce16">
            <text:p><text:s/>323.516,71<text:s/></text:p>
          </table:table-cell>
          <table:table-cell office:value-type="float" office:value="168438609.72" table:style-name="ce17">
            <text:p><text:s/>168.438.609,7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1630.18" table:style-name="ce16">
            <text:p><text:s/>21.630,18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4604.55" table:style-name="ce16">
            <text:p><text:s/>4.604,55<text:s/></text:p>
          </table:table-cell>
          <table:table-cell office:value-type="float" office:value="20556.43" table:style-name="ce16">
            <text:p><text:s/>20.556,43<text:s/></text:p>
          </table:table-cell>
          <table:table-cell office:value-type="float" office:value="7617154.04" table:style-name="ce16">
            <text:p><text:s/>7.617.154,04<text:s/></text:p>
          </table:table-cell>
          <table:table-cell office:value-type="float" office:value="18975.900000000001" table:style-name="ce16">
            <text:p><text:s/>18.975,9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8245.21" table:style-name="ce16">
            <text:p><text:s/>28.245,21<text:s/></text:p>
          </table:table-cell>
          <table:table-cell office:value-type="float" office:value="4846.8" table:style-name="ce16">
            <text:p><text:s/>4.846,80<text:s/></text:p>
          </table:table-cell>
          <table:table-cell office:value-type="float" office:value="6365.04" table:style-name="ce16">
            <text:p><text:s/>6.365,04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2376.65" table:style-name="ce16">
            <text:p><text:s/>12.376,65<text:s/></text:p>
          </table:table-cell>
          <table:table-cell office:value-type="float" office:value="4033953.29" table:style-name="ce16">
            <text:p><text:s/>4.033.953,29<text:s/></text:p>
          </table:table-cell>
          <table:table-cell office:value-type="float" office:value="6463.29" table:style-name="ce16">
            <text:p><text:s/>6.463,29<text:s/></text:p>
          </table:table-cell>
          <table:table-cell office:value-type="float" office:value="40193602.280000001" table:style-name="ce16">
            <text:p><text:s/>40.193.602,28<text:s/></text:p>
          </table:table-cell>
          <table:table-cell office:value-type="float" office:value="22034090.199999999" table:style-name="ce16">
            <text:p><text:s/>22.034.090,2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2661.83" table:style-name="ce16">
            <text:p><text:s/>12.661,83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49795.95" table:style-name="ce16">
            <text:p><text:s/>49.795,95<text:s/></text:p>
          </table:table-cell>
          <table:table-cell office:value-type="float" office:value="21604034.710000001" table:style-name="ce16">
            <text:p><text:s/>21.604.034,71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54433546.66" table:style-name="ce16">
            <text:p><text:s/>154.433.546,66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50102903.00999999" table:style-name="ce17">
            <text:p><text:s/>250.102.903,0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82758.210000000006" table:style-name="ce16">
            <text:p><text:s/>82.758,21<text:s/></text:p>
          </table:table-cell>
          <table:table-cell office:value-type="float" office:value="918.23" table:style-name="ce16">
            <text:p><text:s/>918,23<text:s/></text:p>
          </table:table-cell>
          <table:table-cell office:value-type="float" office:value="7904082.1799999997" table:style-name="ce16">
            <text:p><text:s/>7.904.082,18<text:s/></text:p>
          </table:table-cell>
          <table:table-cell office:value-type="float" office:value="172.5" table:style-name="ce16">
            <text:p><text:s/>172,50<text:s/></text:p>
          </table:table-cell>
          <table:table-cell office:value-type="float" office:value="55766414.409999996" table:style-name="ce16">
            <text:p><text:s/>55.766.414,41<text:s/></text:p>
          </table:table-cell>
          <table:table-cell office:value-type="float" office:value="26872730.190000001" table:style-name="ce16">
            <text:p><text:s/>26.872.730,19<text:s/></text:p>
          </table:table-cell>
          <table:table-cell office:value-type="float" office:value="690866.62" table:style-name="ce16">
            <text:p><text:s/>690.866,62<text:s/></text:p>
          </table:table-cell>
          <table:table-cell office:value-type="float" office:value="157398233.91" table:style-name="ce16">
            <text:p><text:s/>157.398.233,91<text:s/></text:p>
          </table:table-cell>
          <table:table-cell office:value-type="float" office:value="3279818" table:style-name="ce16">
            <text:p><text:s/>3.279.818,00<text:s/></text:p>
          </table:table-cell>
          <table:table-cell office:value-type="float" office:value="376629.57" table:style-name="ce16">
            <text:p><text:s/>376.629,57<text:s/></text:p>
          </table:table-cell>
          <table:table-cell office:value-type="float" office:value="80150563.900000006" table:style-name="ce16">
            <text:p><text:s/>80.150.563,90<text:s/></text:p>
          </table:table-cell>
          <table:table-cell office:value-type="float" office:value="479104.82" table:style-name="ce16">
            <text:p><text:s/>479.104,82<text:s/></text:p>
          </table:table-cell>
          <table:table-cell office:value-type="float" office:value="903115.05" table:style-name="ce16">
            <text:p><text:s/>903.115,05<text:s/></text:p>
          </table:table-cell>
          <table:table-cell office:value-type="float" office:value="4643258.1500000004" table:style-name="ce16">
            <text:p><text:s/>4.643.258,15<text:s/></text:p>
          </table:table-cell>
          <table:table-cell office:value-type="float" office:value="1841774.34" table:style-name="ce16">
            <text:p><text:s/>1.841.774,34<text:s/></text:p>
          </table:table-cell>
          <table:table-cell office:value-type="float" office:value="52174327.420000002" table:style-name="ce16">
            <text:p><text:s/>52.174.327,42<text:s/></text:p>
          </table:table-cell>
          <table:table-cell office:value-type="float" office:value="79.16" table:style-name="ce16">
            <text:p><text:s/>79,16<text:s/></text:p>
          </table:table-cell>
          <table:table-cell office:value-type="float" office:value="137427565.83000001" table:style-name="ce16">
            <text:p><text:s/>137.427.565,83<text:s/></text:p>
          </table:table-cell>
          <table:table-cell office:value-type="float" office:value="101364199.98999999" table:style-name="ce16">
            <text:p><text:s/>101.364.199,99<text:s/></text:p>
          </table:table-cell>
          <table:table-cell office:value-type="float" office:value="481880.23" table:style-name="ce16">
            <text:p><text:s/>481.880,23<text:s/></text:p>
          </table:table-cell>
          <table:table-cell office:value-type="float" office:value="7509.7" table:style-name="ce16">
            <text:p><text:s/>7.509,70<text:s/></text:p>
          </table:table-cell>
          <table:table-cell office:value-type="float" office:value="12968.03" table:style-name="ce16">
            <text:p><text:s/>12.968,03<text:s/></text:p>
          </table:table-cell>
          <table:table-cell office:value-type="float" office:value="142232858.41" table:style-name="ce16">
            <text:p><text:s/>142.232.858,41<text:s/></text:p>
          </table:table-cell>
          <table:table-cell office:value-type="float" office:value="325874950" table:style-name="ce16">
            <text:p><text:s/>325.874.950,00<text:s/></text:p>
          </table:table-cell>
          <table:table-cell office:value-type="float" office:value="559431.52" table:style-name="ce16">
            <text:p><text:s/>559.431,52<text:s/></text:p>
          </table:table-cell>
          <table:table-cell office:value-type="float" office:value="675561460.19000006" table:style-name="ce16">
            <text:p><text:s/>675.561.460,19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776087670.5599999" table:style-name="ce17">
            <text:p><text:s/>1.776.087.670,56<text:s/></text:p>
          </table:table-cell>
          <table:table-cell table:number-columns-repeated="16355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65577.430000000008" table:style-name="ce16">
            <text:p><text:s/>65.577,43<text:s/></text:p>
          </table:table-cell>
          <table:table-cell office:value-type="float" office:value="6427637.9700000007" table:style-name="ce16">
            <text:p><text:s/>6.427.637,97<text:s/></text:p>
          </table:table-cell>
          <table:table-cell office:value-type="float" office:value="2859717.37" table:style-name="ce16">
            <text:p><text:s/>2.859.717,37<text:s/></text:p>
          </table:table-cell>
          <table:table-cell office:value-type="float" office:value="145175.26999999999" table:style-name="ce16">
            <text:p><text:s/>145.175,27<text:s/></text:p>
          </table:table-cell>
          <table:table-cell office:value-type="float" office:value="70109064.620000005" table:style-name="ce16">
            <text:p><text:s/>70.109.064,62<text:s/></text:p>
          </table:table-cell>
          <table:table-cell office:value-type="float" office:value="14830888.620000001" table:style-name="ce16">
            <text:p><text:s/>14.830.888,62<text:s/></text:p>
          </table:table-cell>
          <table:table-cell office:value-type="float" office:value="2014319.1099999999" table:style-name="ce16">
            <text:p><text:s/>2.014.319,11<text:s/></text:p>
          </table:table-cell>
          <table:table-cell office:value-type="float" office:value="74495661.5" table:style-name="ce16">
            <text:p><text:s/>74.495.661,50<text:s/></text:p>
          </table:table-cell>
          <table:table-cell office:value-type="float" office:value="26377873.390000001" table:style-name="ce16">
            <text:p><text:s/>26.377.873,39<text:s/></text:p>
          </table:table-cell>
          <table:table-cell office:value-type="float" office:value="1642727.13" table:style-name="ce16">
            <text:p><text:s/>1.642.727,13<text:s/></text:p>
          </table:table-cell>
          <table:table-cell office:value-type="float" office:value="153990700.18000001" table:style-name="ce16">
            <text:p><text:s/>153.990.700,18<text:s/></text:p>
          </table:table-cell>
          <table:table-cell office:value-type="float" office:value="8487057.2400000002" table:style-name="ce16">
            <text:p><text:s/>8.487.057,24<text:s/></text:p>
          </table:table-cell>
          <table:table-cell office:value-type="float" office:value="4799297.75" table:style-name="ce16">
            <text:p><text:s/>4.799.297,75<text:s/></text:p>
          </table:table-cell>
          <table:table-cell office:value-type="float" office:value="8568143.3599999994" table:style-name="ce16">
            <text:p><text:s/>8.568.143,36<text:s/></text:p>
          </table:table-cell>
          <table:table-cell office:value-type="float" office:value="4421309.2600000007" table:style-name="ce16">
            <text:p><text:s/>4.421.309,26<text:s/></text:p>
          </table:table-cell>
          <table:table-cell office:value-type="float" office:value="44824474.209999993" table:style-name="ce16">
            <text:p><text:s/>44.824.474,21<text:s/></text:p>
          </table:table-cell>
          <table:table-cell office:value-type="float" office:value="1561054.44" table:style-name="ce16">
            <text:p><text:s/>1.561.054,44<text:s/></text:p>
          </table:table-cell>
          <table:table-cell office:value-type="float" office:value="163140479.14999998" table:style-name="ce16">
            <text:p><text:s/>163.140.479,15<text:s/></text:p>
          </table:table-cell>
          <table:table-cell office:value-type="float" office:value="107401194.39000002" table:style-name="ce16">
            <text:p><text:s/>107.401.194,39<text:s/></text:p>
          </table:table-cell>
          <table:table-cell office:value-type="float" office:value="3110937.5300000003" table:style-name="ce16">
            <text:p><text:s/>3.110.937,53<text:s/></text:p>
          </table:table-cell>
          <table:table-cell office:value-type="float" office:value="6224329.21" table:style-name="ce16">
            <text:p><text:s/>6.224.329,21<text:s/></text:p>
          </table:table-cell>
          <table:table-cell office:value-type="float" office:value="53130.21" table:style-name="ce16">
            <text:p><text:s/>53.130,21<text:s/></text:p>
          </table:table-cell>
          <table:table-cell office:value-type="float" office:value="190142225.59" table:style-name="ce16">
            <text:p><text:s/>190.142.225,59<text:s/></text:p>
          </table:table-cell>
          <table:table-cell office:value-type="float" office:value="236138922.45000002" table:style-name="ce16">
            <text:p><text:s/>236.138.922,45<text:s/></text:p>
          </table:table-cell>
          <table:table-cell office:value-type="float" office:value="5195884.3" table:style-name="ce16">
            <text:p><text:s/>5.195.884,30<text:s/></text:p>
          </table:table-cell>
          <table:table-cell office:value-type="float" office:value="1149531319.29" table:style-name="ce16">
            <text:p><text:s/>1.149.531.319,29<text:s/></text:p>
          </table:table-cell>
          <table:table-cell office:value-type="float" office:value="1598255.76" table:style-name="ce16">
            <text:p><text:s/>1.598.255,76<text:s/></text:p>
          </table:table-cell>
          <table:table-cell office:value-type="float" office:value="2288157356.7300005" table:style-name="ce17">
            <text:p><text:s/>2.288.157.356,7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6772385.43" table:style-name="ce16">
            <text:p><text:s/>26.772.385,43<text:s/></text:p>
          </table:table-cell>
          <table:table-cell office:value-type="float" office:value="82290066.5" table:style-name="ce16">
            <text:p><text:s/>82.290.066,50<text:s/></text:p>
          </table:table-cell>
          <table:table-cell office:value-type="float" office:value="234933307.90000001" table:style-name="ce16">
            <text:p><text:s/>234.933.307,90<text:s/></text:p>
          </table:table-cell>
          <table:table-cell office:value-type="float" office:value="22706127.370000001" table:style-name="ce16">
            <text:p><text:s/>22.706.127,37<text:s/></text:p>
          </table:table-cell>
          <table:table-cell office:value-type="float" office:value="677817206.13999999" table:style-name="ce16">
            <text:p><text:s/>677.817.206,14<text:s/></text:p>
          </table:table-cell>
          <table:table-cell office:value-type="float" office:value="335495442.32999998" table:style-name="ce16">
            <text:p><text:s/>335.495.442,33<text:s/></text:p>
          </table:table-cell>
          <table:table-cell office:value-type="float" office:value="3948046593.27" table:style-name="ce16">
            <text:p><text:s/>3.948.046.593,27<text:s/></text:p>
          </table:table-cell>
          <table:table-cell office:value-type="float" office:value="290685843.66000003" table:style-name="ce16">
            <text:p><text:s/>290.685.843,66<text:s/></text:p>
          </table:table-cell>
          <table:table-cell office:value-type="float" office:value="364856030.01999998" table:style-name="ce16">
            <text:p><text:s/>364.856.030,02<text:s/></text:p>
          </table:table-cell>
          <table:table-cell office:value-type="float" office:value="130605065.95999999" table:style-name="ce16">
            <text:p><text:s/>130.605.065,96<text:s/></text:p>
          </table:table-cell>
          <table:table-cell office:value-type="float" office:value="1603078533.46" table:style-name="ce16">
            <text:p><text:s/>1.603.078.533,46<text:s/></text:p>
          </table:table-cell>
          <table:table-cell office:value-type="float" office:value="178460119.21000001" table:style-name="ce16">
            <text:p><text:s/>178.460.119,21<text:s/></text:p>
          </table:table-cell>
          <table:table-cell office:value-type="float" office:value="244548095.13" table:style-name="ce16">
            <text:p><text:s/>244.548.095,13<text:s/></text:p>
          </table:table-cell>
          <table:table-cell office:value-type="float" office:value="237193704.44" table:style-name="ce16">
            <text:p><text:s/>237.193.704,44<text:s/></text:p>
          </table:table-cell>
          <table:table-cell office:value-type="float" office:value="129307566.18000001" table:style-name="ce16">
            <text:p><text:s/>129.307.566,18<text:s/></text:p>
          </table:table-cell>
          <table:table-cell office:value-type="float" office:value="361162678.13" table:style-name="ce16">
            <text:p><text:s/>361.162.678,13<text:s/></text:p>
          </table:table-cell>
          <table:table-cell office:value-type="float" office:value="82280491.609999999" table:style-name="ce16">
            <text:p><text:s/>82.280.491,61<text:s/></text:p>
          </table:table-cell>
          <table:table-cell office:value-type="float" office:value="1171080517.49" table:style-name="ce16">
            <text:p><text:s/>1.171.080.517,49<text:s/></text:p>
          </table:table-cell>
          <table:table-cell office:value-type="float" office:value="4963575150.29" table:style-name="ce16">
            <text:p><text:s/>4.963.575.150,29<text:s/></text:p>
          </table:table-cell>
          <table:table-cell office:value-type="float" office:value="121094657.01000001" table:style-name="ce16">
            <text:p><text:s/>121.094.657,01<text:s/></text:p>
          </table:table-cell>
          <table:table-cell office:value-type="float" office:value="68743045.519999996" table:style-name="ce16">
            <text:p><text:s/>68.743.045,52<text:s/></text:p>
          </table:table-cell>
          <table:table-cell office:value-type="float" office:value="26285980.75" table:style-name="ce16">
            <text:p><text:s/>26.285.980,75<text:s/></text:p>
          </table:table-cell>
          <table:table-cell office:value-type="float" office:value="1337018351.3900001" table:style-name="ce16">
            <text:p><text:s/>1.337.018.351,39<text:s/></text:p>
          </table:table-cell>
          <table:table-cell office:value-type="float" office:value="823787730.52999997" table:style-name="ce16">
            <text:p><text:s/>823.787.730,53<text:s/></text:p>
          </table:table-cell>
          <table:table-cell office:value-type="float" office:value="84713859.019999996" table:style-name="ce16">
            <text:p><text:s/>84.713.859,02<text:s/></text:p>
          </table:table-cell>
          <table:table-cell office:value-type="float" office:value="12345487729.799999" table:style-name="ce16">
            <text:p><text:s/>12.345.487.729,80<text:s/></text:p>
          </table:table-cell>
          <table:table-cell office:value-type="float" office:value="303689157.29000002" table:style-name="ce16">
            <text:p><text:s/>303.689.157,29<text:s/></text:p>
          </table:table-cell>
          <table:table-cell office:value-type="float" office:value="30195715435.830002" table:style-name="ce17">
            <text:p><text:s/>30.195.715.435,8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8690268.2100000009" table:style-name="ce16">
            <text:p><text:s/>8.690.268,21<text:s/></text:p>
          </table:table-cell>
          <table:table-cell office:value-type="float" office:value="27065555.140000001" table:style-name="ce16">
            <text:p><text:s/>27.065.555,14<text:s/></text:p>
          </table:table-cell>
          <table:table-cell office:value-type="float" office:value="27514238.800000001" table:style-name="ce16">
            <text:p><text:s/>27.514.238,80<text:s/></text:p>
          </table:table-cell>
          <table:table-cell office:value-type="float" office:value="6275203.3399999999" table:style-name="ce16">
            <text:p><text:s/>6.275.203,34<text:s/></text:p>
          </table:table-cell>
          <table:table-cell office:value-type="float" office:value="110188642.84999999" table:style-name="ce16">
            <text:p><text:s/>110.188.642,85<text:s/></text:p>
          </table:table-cell>
          <table:table-cell office:value-type="float" office:value="57442634.310000002" table:style-name="ce16">
            <text:p><text:s/>57.442.634,31<text:s/></text:p>
          </table:table-cell>
          <table:table-cell office:value-type="float" office:value="110846153.5" table:style-name="ce16">
            <text:p><text:s/>110.846.153,50<text:s/></text:p>
          </table:table-cell>
          <table:table-cell office:value-type="float" office:value="57407490.450000003" table:style-name="ce16">
            <text:p><text:s/>57.407.490,45<text:s/></text:p>
          </table:table-cell>
          <table:table-cell office:value-type="float" office:value="90617074.659999996" table:style-name="ce16">
            <text:p><text:s/>90.617.074,66<text:s/></text:p>
          </table:table-cell>
          <table:table-cell office:value-type="float" office:value="40228784.890000001" table:style-name="ce16">
            <text:p><text:s/>40.228.784,89<text:s/></text:p>
          </table:table-cell>
          <table:table-cell office:value-type="float" office:value="308685629.48000002" table:style-name="ce16">
            <text:p><text:s/>308.685.629,48<text:s/></text:p>
          </table:table-cell>
          <table:table-cell office:value-type="float" office:value="60292119.170000002" table:style-name="ce16">
            <text:p><text:s/>60.292.119,17<text:s/></text:p>
          </table:table-cell>
          <table:table-cell office:value-type="float" office:value="60971979.149999999" table:style-name="ce16">
            <text:p><text:s/>60.971.979,15<text:s/></text:p>
          </table:table-cell>
          <table:table-cell office:value-type="float" office:value="45338982.390000001" table:style-name="ce16">
            <text:p><text:s/>45.338.982,39<text:s/></text:p>
          </table:table-cell>
          <table:table-cell office:value-type="float" office:value="35256392.789999999" table:style-name="ce16">
            <text:p><text:s/>35.256.392,79<text:s/></text:p>
          </table:table-cell>
          <table:table-cell office:value-type="float" office:value="77071159.969999999" table:style-name="ce16">
            <text:p><text:s/>77.071.159,97<text:s/></text:p>
          </table:table-cell>
          <table:table-cell office:value-type="float" office:value="25336260.920000002" table:style-name="ce16">
            <text:p><text:s/>25.336.260,92<text:s/></text:p>
          </table:table-cell>
          <table:table-cell office:value-type="float" office:value="221812471.24000001" table:style-name="ce16">
            <text:p><text:s/>221.812.471,24<text:s/></text:p>
          </table:table-cell>
          <table:table-cell office:value-type="float" office:value="504397673.31999999" table:style-name="ce16">
            <text:p><text:s/>504.397.673,32<text:s/></text:p>
          </table:table-cell>
          <table:table-cell office:value-type="float" office:value="32466705.960000001" table:style-name="ce16">
            <text:p><text:s/>32.466.705,96<text:s/></text:p>
          </table:table-cell>
          <table:table-cell office:value-type="float" office:value="23061609.870000001" table:style-name="ce16">
            <text:p><text:s/>23.061.609,87<text:s/></text:p>
          </table:table-cell>
          <table:table-cell office:value-type="float" office:value="6645122.8899999997" table:style-name="ce16">
            <text:p><text:s/>6.645.122,89<text:s/></text:p>
          </table:table-cell>
          <table:table-cell office:value-type="float" office:value="297876424.33999997" table:style-name="ce16">
            <text:p><text:s/>297.876.424,34<text:s/></text:p>
          </table:table-cell>
          <table:table-cell office:value-type="float" office:value="140847911.12" table:style-name="ce16">
            <text:p><text:s/>140.847.911,12<text:s/></text:p>
          </table:table-cell>
          <table:table-cell office:value-type="float" office:value="27819604.739999998" table:style-name="ce16">
            <text:p><text:s/>27.819.604,74<text:s/></text:p>
          </table:table-cell>
          <table:table-cell office:value-type="float" office:value="1286625341.3599999" table:style-name="ce16">
            <text:p><text:s/>1.286.625.341,36<text:s/></text:p>
          </table:table-cell>
          <table:table-cell office:value-type="float" office:value="270972489.20999998" table:style-name="ce16">
            <text:p><text:s/>270.972.489,21<text:s/></text:p>
          </table:table-cell>
          <table:table-cell office:value-type="float" office:value="3961753924.0699997" table:style-name="ce17">
            <text:p><text:s/>3.961.753.924,0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8987520.0899999999" table:style-name="ce16">
            <text:p><text:s/>8.987.520,09<text:s/></text:p>
          </table:table-cell>
          <table:table-cell office:value-type="float" office:value="23524868.300000001" table:style-name="ce16">
            <text:p><text:s/>23.524.868,30<text:s/></text:p>
          </table:table-cell>
          <table:table-cell office:value-type="float" office:value="107959475.65000001" table:style-name="ce16">
            <text:p><text:s/>107.959.475,65<text:s/></text:p>
          </table:table-cell>
          <table:table-cell office:value-type="float" office:value="11044584.5" table:style-name="ce16">
            <text:p><text:s/>11.044.584,50<text:s/></text:p>
          </table:table-cell>
          <table:table-cell office:value-type="float" office:value="345761238.39999998" table:style-name="ce16">
            <text:p><text:s/>345.761.238,40<text:s/></text:p>
          </table:table-cell>
          <table:table-cell office:value-type="float" office:value="122529649.86" table:style-name="ce16">
            <text:p><text:s/>122.529.649,86<text:s/></text:p>
          </table:table-cell>
          <table:table-cell office:value-type="float" office:value="409502480.28000003" table:style-name="ce16">
            <text:p><text:s/>409.502.480,28<text:s/></text:p>
          </table:table-cell>
          <table:table-cell office:value-type="float" office:value="121441089.62" table:style-name="ce16">
            <text:p><text:s/>121.441.089,62<text:s/></text:p>
          </table:table-cell>
          <table:table-cell office:value-type="float" office:value="157348070.31999999" table:style-name="ce16">
            <text:p><text:s/>157.348.070,32<text:s/></text:p>
          </table:table-cell>
          <table:table-cell office:value-type="float" office:value="48161906.909999996" table:style-name="ce16">
            <text:p><text:s/>48.161.906,91<text:s/></text:p>
          </table:table-cell>
          <table:table-cell office:value-type="float" office:value="668967614.84000003" table:style-name="ce16">
            <text:p><text:s/>668.967.614,84<text:s/></text:p>
          </table:table-cell>
          <table:table-cell office:value-type="float" office:value="61815958.490000002" table:style-name="ce16">
            <text:p><text:s/>61.815.958,49<text:s/></text:p>
          </table:table-cell>
          <table:table-cell office:value-type="float" office:value="101589776.59" table:style-name="ce16">
            <text:p><text:s/>101.589.776,59<text:s/></text:p>
          </table:table-cell>
          <table:table-cell office:value-type="float" office:value="105684318.22" table:style-name="ce16">
            <text:p><text:s/>105.684.318,22<text:s/></text:p>
          </table:table-cell>
          <table:table-cell office:value-type="float" office:value="37578114.810000002" table:style-name="ce16">
            <text:p><text:s/>37.578.114,81<text:s/></text:p>
          </table:table-cell>
          <table:table-cell office:value-type="float" office:value="133495804.29000001" table:style-name="ce16">
            <text:p><text:s/>133.495.804,29<text:s/></text:p>
          </table:table-cell>
          <table:table-cell office:value-type="float" office:value="28729480.719999999" table:style-name="ce16">
            <text:p><text:s/>28.729.480,72<text:s/></text:p>
          </table:table-cell>
          <table:table-cell office:value-type="float" office:value="537226493.49000001" table:style-name="ce16">
            <text:p><text:s/>537.226.493,49<text:s/></text:p>
          </table:table-cell>
          <table:table-cell office:value-type="float" office:value="2274080806.5599999" table:style-name="ce16">
            <text:p><text:s/>2.274.080.806,56<text:s/></text:p>
          </table:table-cell>
          <table:table-cell office:value-type="float" office:value="37580157.049999997" table:style-name="ce16">
            <text:p><text:s/>37.580.157,05<text:s/></text:p>
          </table:table-cell>
          <table:table-cell office:value-type="float" office:value="21725624.899999999" table:style-name="ce16">
            <text:p><text:s/>21.725.624,90<text:s/></text:p>
          </table:table-cell>
          <table:table-cell office:value-type="float" office:value="9886491.1400000006" table:style-name="ce16">
            <text:p><text:s/>9.886.491,14<text:s/></text:p>
          </table:table-cell>
          <table:table-cell office:value-type="float" office:value="523669644.69" table:style-name="ce16">
            <text:p><text:s/>523.669.644,69<text:s/></text:p>
          </table:table-cell>
          <table:table-cell office:value-type="float" office:value="395771624.27999997" table:style-name="ce16">
            <text:p><text:s/>395.771.624,28<text:s/></text:p>
          </table:table-cell>
          <table:table-cell office:value-type="float" office:value="24367883.93" table:style-name="ce16">
            <text:p><text:s/>24.367.883,93<text:s/></text:p>
          </table:table-cell>
          <table:table-cell office:value-type="float" office:value="4599488118.7200003" table:style-name="ce16">
            <text:p><text:s/>4.599.488.118,72<text:s/></text:p>
          </table:table-cell>
          <table:table-cell office:value-type="float" office:value="19211130.149999999" table:style-name="ce16">
            <text:p><text:s/>19.211.130,15<text:s/></text:p>
          </table:table-cell>
          <table:table-cell office:value-type="float" office:value="10937129926.799997" table:style-name="ce17">
            <text:p><text:s/>10.937.129.926,8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5369.58" table:style-name="ce16">
            <text:p><text:s/>5.369,58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85961.63" table:style-name="ce16">
            <text:p><text:s/>285.961,63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2222436.13" table:style-name="ce16">
            <text:p><text:s/>2.222.436,13<text:s/></text:p>
          </table:table-cell>
          <table:table-cell office:value-type="float" office:value="23508791.600000001" table:style-name="ce16">
            <text:p><text:s/>23.508.791,60<text:s/></text:p>
          </table:table-cell>
          <table:table-cell office:value-type="float" office:value="77382127.049999997" table:style-name="ce16">
            <text:p><text:s/>77.382.127,05<text:s/></text:p>
          </table:table-cell>
          <table:table-cell office:value-type="float" office:value="7309179.2699999996" table:style-name="ce16">
            <text:p><text:s/>7.309.179,27<text:s/></text:p>
          </table:table-cell>
          <table:table-cell office:value-type="float" office:value="845120.96" table:style-name="ce16">
            <text:p><text:s/>845.120,96<text:s/></text:p>
          </table:table-cell>
          <table:table-cell office:value-type="float" office:value="171.72" table:style-name="ce16">
            <text:p><text:s/>171,72<text:s/></text:p>
          </table:table-cell>
          <table:table-cell office:value-type="float" office:value="15558947.390000001" table:style-name="ce16">
            <text:p><text:s/>15.558.947,39<text:s/></text:p>
          </table:table-cell>
          <table:table-cell office:value-type="float" office:value="14091.93" table:style-name="ce16">
            <text:p><text:s/>14.091,93<text:s/></text:p>
          </table:table-cell>
          <table:table-cell office:value-type="float" office:value="265972.07" table:style-name="ce16">
            <text:p><text:s/>265.972,07<text:s/></text:p>
          </table:table-cell>
          <table:table-cell office:value-type="float" office:value="23405612.989999998" table:style-name="ce16">
            <text:p><text:s/>23.405.612,99<text:s/></text:p>
          </table:table-cell>
          <table:table-cell office:value-type="float" office:value="3932.18" table:style-name="ce16">
            <text:p><text:s/>3.932,18<text:s/></text:p>
          </table:table-cell>
          <table:table-cell office:value-type="float" office:value="285054.07" table:style-name="ce16">
            <text:p><text:s/>285.054,07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6651981.960000001" table:style-name="ce16">
            <text:p><text:s/>16.651.981,96<text:s/></text:p>
          </table:table-cell>
          <table:table-cell office:value-type="float" office:value="270397709.44999999" table:style-name="ce16">
            <text:p><text:s/>270.397.709,45<text:s/></text:p>
          </table:table-cell>
          <table:table-cell office:value-type="float" office:value="9218.7000000000007" table:style-name="ce16">
            <text:p><text:s/>9.218,70<text:s/></text:p>
          </table:table-cell>
          <table:table-cell office:value-type="float" office:value="256122.52" table:style-name="ce16">
            <text:p><text:s/>256.122,52<text:s/></text:p>
          </table:table-cell>
          <table:table-cell office:value-type="float" office:value="1126.6400000000001" table:style-name="ce16">
            <text:p><text:s/>1.126,64<text:s/></text:p>
          </table:table-cell>
          <table:table-cell office:value-type="float" office:value="49111975.020000003" table:style-name="ce16">
            <text:p><text:s/>49.111.975,02<text:s/></text:p>
          </table:table-cell>
          <table:table-cell office:value-type="float" office:value="2847873.24" table:style-name="ce16">
            <text:p><text:s/>2.847.873,24<text:s/></text:p>
          </table:table-cell>
          <table:table-cell office:value-type="float" office:value="1074186.1599999999" table:style-name="ce16">
            <text:p><text:s/>1.074.186,16<text:s/></text:p>
          </table:table-cell>
          <table:table-cell office:value-type="float" office:value="1004190403.1900001" table:style-name="ce16">
            <text:p><text:s/>1.004.190.403,19<text:s/></text:p>
          </table:table-cell>
          <table:table-cell office:value-type="float" office:value="33828.959999999999" table:style-name="ce16">
            <text:p><text:s/>33.828,96<text:s/></text:p>
          </table:table-cell>
          <table:table-cell office:value-type="float" office:value="1495667194.4100001" table:style-name="ce17">
            <text:p><text:s/>1.495.667.194,4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8982150.5099999998" table:style-name="ce16">
            <text:p><text:s/>8.982.150,51<text:s/></text:p>
          </table:table-cell>
          <table:table-cell office:value-type="float" office:value="23524868.299999997" table:style-name="ce16">
            <text:p><text:s/>23.524.868,30<text:s/></text:p>
          </table:table-cell>
          <table:table-cell office:value-type="float" office:value="107673514.02" table:style-name="ce16">
            <text:p><text:s/>107.673.514,02<text:s/></text:p>
          </table:table-cell>
          <table:table-cell office:value-type="float" office:value="11044584.500000002" table:style-name="ce16">
            <text:p><text:s/>11.044.584,50<text:s/></text:p>
          </table:table-cell>
          <table:table-cell office:value-type="float" office:value="343538802.27000004" table:style-name="ce16">
            <text:p><text:s/>343.538.802,27<text:s/></text:p>
          </table:table-cell>
          <table:table-cell office:value-type="float" office:value="99020858.25999999" table:style-name="ce16">
            <text:p><text:s/>99.020.858,26<text:s/></text:p>
          </table:table-cell>
          <table:table-cell office:value-type="float" office:value="332120353.23000002" table:style-name="ce16">
            <text:p><text:s/>332.120.353,23<text:s/></text:p>
          </table:table-cell>
          <table:table-cell office:value-type="float" office:value="114131910.34999999" table:style-name="ce16">
            <text:p><text:s/>114.131.910,35<text:s/></text:p>
          </table:table-cell>
          <table:table-cell office:value-type="float" office:value="156502949.36000001" table:style-name="ce16">
            <text:p><text:s/>156.502.949,36<text:s/></text:p>
          </table:table-cell>
          <table:table-cell office:value-type="float" office:value="48161735.189999998" table:style-name="ce16">
            <text:p><text:s/>48.161.735,19<text:s/></text:p>
          </table:table-cell>
          <table:table-cell office:value-type="float" office:value="653408667.44999993" table:style-name="ce16">
            <text:p><text:s/>653.408.667,45<text:s/></text:p>
          </table:table-cell>
          <table:table-cell office:value-type="float" office:value="61801866.560000002" table:style-name="ce16">
            <text:p><text:s/>61.801.866,56<text:s/></text:p>
          </table:table-cell>
          <table:table-cell office:value-type="float" office:value="101323804.52" table:style-name="ce16">
            <text:p><text:s/>101.323.804,52<text:s/></text:p>
          </table:table-cell>
          <table:table-cell office:value-type="float" office:value="82278705.230000004" table:style-name="ce16">
            <text:p><text:s/>82.278.705,23<text:s/></text:p>
          </table:table-cell>
          <table:table-cell office:value-type="float" office:value="37574182.629999995" table:style-name="ce16">
            <text:p><text:s/>37.574.182,63<text:s/></text:p>
          </table:table-cell>
          <table:table-cell office:value-type="float" office:value="133210750.22" table:style-name="ce16">
            <text:p><text:s/>133.210.750,22<text:s/></text:p>
          </table:table-cell>
          <table:table-cell office:value-type="float" office:value="28729480.720000003" table:style-name="ce16">
            <text:p><text:s/>28.729.480,72<text:s/></text:p>
          </table:table-cell>
          <table:table-cell office:value-type="float" office:value="520574511.53000003" table:style-name="ce16">
            <text:p><text:s/>520.574.511,53<text:s/></text:p>
          </table:table-cell>
          <table:table-cell office:value-type="float" office:value="2003683097.1099999" table:style-name="ce16">
            <text:p><text:s/>2.003.683.097,11<text:s/></text:p>
          </table:table-cell>
          <table:table-cell office:value-type="float" office:value="37570938.349999994" table:style-name="ce16">
            <text:p><text:s/>37.570.938,35<text:s/></text:p>
          </table:table-cell>
          <table:table-cell office:value-type="float" office:value="21469502.380000003" table:style-name="ce16">
            <text:p><text:s/>21.469.502,38<text:s/></text:p>
          </table:table-cell>
          <table:table-cell office:value-type="float" office:value="9885364.5" table:style-name="ce16">
            <text:p><text:s/>9.885.364,50<text:s/></text:p>
          </table:table-cell>
          <table:table-cell office:value-type="float" office:value="474557669.66999996" table:style-name="ce16">
            <text:p><text:s/>474.557.669,67<text:s/></text:p>
          </table:table-cell>
          <table:table-cell office:value-type="float" office:value="392923751.03999996" table:style-name="ce16">
            <text:p><text:s/>392.923.751,04<text:s/></text:p>
          </table:table-cell>
          <table:table-cell office:value-type="float" office:value="23293697.77" table:style-name="ce16">
            <text:p><text:s/>23.293.697,77<text:s/></text:p>
          </table:table-cell>
          <table:table-cell office:value-type="float" office:value="3595297715.5300002" table:style-name="ce16">
            <text:p><text:s/>3.595.297.715,53<text:s/></text:p>
          </table:table-cell>
          <table:table-cell office:value-type="float" office:value="19177301.189999998" table:style-name="ce16">
            <text:p><text:s/>19.177.301,19<text:s/></text:p>
          </table:table-cell>
          <table:table-cell office:value-type="float" office:value="9441462732.3900013" table:style-name="ce17">
            <text:p><text:s/>9.441.462.732,3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094597.1300000008" table:style-name="ce16">
            <text:p><text:s/>9.094.597,13<text:s/></text:p>
          </table:table-cell>
          <table:table-cell office:value-type="float" office:value="31699643.059999999" table:style-name="ce16">
            <text:p><text:s/>31.699.643,06<text:s/></text:p>
          </table:table-cell>
          <table:table-cell office:value-type="float" office:value="99459593.450000003" table:style-name="ce16">
            <text:p><text:s/>99.459.593,45<text:s/></text:p>
          </table:table-cell>
          <table:table-cell office:value-type="float" office:value="5386339.5300000003" table:style-name="ce16">
            <text:p><text:s/>5.386.339,53<text:s/></text:p>
          </table:table-cell>
          <table:table-cell office:value-type="float" office:value="221867324.88999999" table:style-name="ce16">
            <text:p><text:s/>221.867.324,89<text:s/></text:p>
          </table:table-cell>
          <table:table-cell office:value-type="float" office:value="155523158.16" table:style-name="ce16">
            <text:p><text:s/>155.523.158,16<text:s/></text:p>
          </table:table-cell>
          <table:table-cell office:value-type="float" office:value="3427697959.4900002" table:style-name="ce16">
            <text:p><text:s/>3.427.697.959,49<text:s/></text:p>
          </table:table-cell>
          <table:table-cell office:value-type="float" office:value="111837263.59" table:style-name="ce16">
            <text:p><text:s/>111.837.263,59<text:s/></text:p>
          </table:table-cell>
          <table:table-cell office:value-type="float" office:value="116890885.04000001" table:style-name="ce16">
            <text:p><text:s/>116.890.885,04<text:s/></text:p>
          </table:table-cell>
          <table:table-cell office:value-type="float" office:value="42214374.159999996" table:style-name="ce16">
            <text:p><text:s/>42.214.374,16<text:s/></text:p>
          </table:table-cell>
          <table:table-cell office:value-type="float" office:value="625425289.13999999" table:style-name="ce16">
            <text:p><text:s/>625.425.289,14<text:s/></text:p>
          </table:table-cell>
          <table:table-cell office:value-type="float" office:value="56352041.549999997" table:style-name="ce16">
            <text:p><text:s/>56.352.041,55<text:s/></text:p>
          </table:table-cell>
          <table:table-cell office:value-type="float" office:value="81986339.390000001" table:style-name="ce16">
            <text:p><text:s/>81.986.339,39<text:s/></text:p>
          </table:table-cell>
          <table:table-cell office:value-type="float" office:value="86170403.829999998" table:style-name="ce16">
            <text:p><text:s/>86.170.403,83<text:s/></text:p>
          </table:table-cell>
          <table:table-cell office:value-type="float" office:value="56473058.579999998" table:style-name="ce16">
            <text:p><text:s/>56.473.058,58<text:s/></text:p>
          </table:table-cell>
          <table:table-cell office:value-type="float" office:value="150595713.87" table:style-name="ce16">
            <text:p><text:s/>150.595.713,87<text:s/></text:p>
          </table:table-cell>
          <table:table-cell office:value-type="float" office:value="28214749.969999999" table:style-name="ce16">
            <text:p><text:s/>28.214.749,97<text:s/></text:p>
          </table:table-cell>
          <table:table-cell office:value-type="float" office:value="412041552.75999999" table:style-name="ce16">
            <text:p><text:s/>412.041.552,76<text:s/></text:p>
          </table:table-cell>
          <table:table-cell office:value-type="float" office:value="2185096670.4099998" table:style-name="ce16">
            <text:p><text:s/>2.185.096.670,41<text:s/></text:p>
          </table:table-cell>
          <table:table-cell office:value-type="float" office:value="51047794" table:style-name="ce16">
            <text:p><text:s/>51.047.794,00<text:s/></text:p>
          </table:table-cell>
          <table:table-cell office:value-type="float" office:value="23955810.75" table:style-name="ce16">
            <text:p><text:s/>23.955.810,75<text:s/></text:p>
          </table:table-cell>
          <table:table-cell office:value-type="float" office:value="9754366.7200000007" table:style-name="ce16">
            <text:p><text:s/>9.754.366,72<text:s/></text:p>
          </table:table-cell>
          <table:table-cell office:value-type="float" office:value="515472282.36000001" table:style-name="ce16">
            <text:p><text:s/>515.472.282,36<text:s/></text:p>
          </table:table-cell>
          <table:table-cell office:value-type="float" office:value="287168195.13" table:style-name="ce16">
            <text:p><text:s/>287.168.195,13<text:s/></text:p>
          </table:table-cell>
          <table:table-cell office:value-type="float" office:value="32526370.350000001" table:style-name="ce16">
            <text:p><text:s/>32.526.370,35<text:s/></text:p>
          </table:table-cell>
          <table:table-cell office:value-type="float" office:value="6459374269.7200003" table:style-name="ce16">
            <text:p><text:s/>6.459.374.269,72<text:s/></text:p>
          </table:table-cell>
          <table:table-cell office:value-type="float" office:value="13505537.93" table:style-name="ce16">
            <text:p><text:s/>13.505.537,93<text:s/></text:p>
          </table:table-cell>
          <table:table-cell office:value-type="float" office:value="15296831584.960003" table:style-name="ce17">
            <text:p><text:s/>15.296.831.584,9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799322.8099999996" table:style-name="ce16">
            <text:p><text:s/>7.799.322,81<text:s/></text:p>
          </table:table-cell>
          <table:table-cell office:value-type="float" office:value="28284623.289999999" table:style-name="ce16">
            <text:p><text:s/>28.284.623,29<text:s/></text:p>
          </table:table-cell>
          <table:table-cell office:value-type="float" office:value="72588281.469999999" table:style-name="ce16">
            <text:p><text:s/>72.588.281,47<text:s/></text:p>
          </table:table-cell>
          <table:table-cell office:value-type="float" office:value="5137737.12" table:style-name="ce16">
            <text:p><text:s/>5.137.737,12<text:s/></text:p>
          </table:table-cell>
          <table:table-cell office:value-type="float" office:value="131477565.86" table:style-name="ce16">
            <text:p><text:s/>131.477.565,86<text:s/></text:p>
          </table:table-cell>
          <table:table-cell office:value-type="float" office:value="125744286.2" table:style-name="ce16">
            <text:p><text:s/>125.744.286,20<text:s/></text:p>
          </table:table-cell>
          <table:table-cell office:value-type="float" office:value="2771777872.9200001" table:style-name="ce16">
            <text:p><text:s/>2.771.777.872,92<text:s/></text:p>
          </table:table-cell>
          <table:table-cell office:value-type="float" office:value="79616826.879999995" table:style-name="ce16">
            <text:p><text:s/>79.616.826,88<text:s/></text:p>
          </table:table-cell>
          <table:table-cell office:value-type="float" office:value="94536010.75" table:style-name="ce16">
            <text:p><text:s/>94.536.010,75<text:s/></text:p>
          </table:table-cell>
          <table:table-cell office:value-type="float" office:value="37790196.579999998" table:style-name="ce16">
            <text:p><text:s/>37.790.196,58<text:s/></text:p>
          </table:table-cell>
          <table:table-cell office:value-type="float" office:value="479272878.80000001" table:style-name="ce16">
            <text:p><text:s/>479.272.878,80<text:s/></text:p>
          </table:table-cell>
          <table:table-cell office:value-type="float" office:value="44082568.969999999" table:style-name="ce16">
            <text:p><text:s/>44.082.568,97<text:s/></text:p>
          </table:table-cell>
          <table:table-cell office:value-type="float" office:value="68744198.040000007" table:style-name="ce16">
            <text:p><text:s/>68.744.198,04<text:s/></text:p>
          </table:table-cell>
          <table:table-cell office:value-type="float" office:value="73901790.049999997" table:style-name="ce16">
            <text:p><text:s/>73.901.790,05<text:s/></text:p>
          </table:table-cell>
          <table:table-cell office:value-type="float" office:value="52598694.329999998" table:style-name="ce16">
            <text:p><text:s/>52.598.694,33<text:s/></text:p>
          </table:table-cell>
          <table:table-cell office:value-type="float" office:value="125352032.59999999" table:style-name="ce16">
            <text:p><text:s/>125.352.032,60<text:s/></text:p>
          </table:table-cell>
          <table:table-cell office:value-type="float" office:value="25640551.940000001" table:style-name="ce16">
            <text:p><text:s/>25.640.551,94<text:s/></text:p>
          </table:table-cell>
          <table:table-cell office:value-type="float" office:value="302508654.45999998" table:style-name="ce16">
            <text:p><text:s/>302.508.654,46<text:s/></text:p>
          </table:table-cell>
          <table:table-cell office:value-type="float" office:value="1010181078.16" table:style-name="ce16">
            <text:p><text:s/>1.010.181.078,16<text:s/></text:p>
          </table:table-cell>
          <table:table-cell office:value-type="float" office:value="44405314.810000002" table:style-name="ce16">
            <text:p><text:s/>44.405.314,81<text:s/></text:p>
          </table:table-cell>
          <table:table-cell office:value-type="float" office:value="20604647.079999998" table:style-name="ce16">
            <text:p><text:s/>20.604.647,08<text:s/></text:p>
          </table:table-cell>
          <table:table-cell office:value-type="float" office:value="8701416.9199999999" table:style-name="ce16">
            <text:p><text:s/>8.701.416,92<text:s/></text:p>
          </table:table-cell>
          <table:table-cell office:value-type="float" office:value="359095786.70999998" table:style-name="ce16">
            <text:p><text:s/>359.095.786,71<text:s/></text:p>
          </table:table-cell>
          <table:table-cell office:value-type="float" office:value="200386857.96000001" table:style-name="ce16">
            <text:p><text:s/>200.386.857,96<text:s/></text:p>
          </table:table-cell>
          <table:table-cell office:value-type="float" office:value="26936027.039999999" table:style-name="ce16">
            <text:p><text:s/>26.936.027,04<text:s/></text:p>
          </table:table-cell>
          <table:table-cell office:value-type="float" office:value="2810451903" table:style-name="ce16">
            <text:p><text:s/>2.810.451.903,00<text:s/></text:p>
          </table:table-cell>
          <table:table-cell office:value-type="float" office:value="12224218.789999999" table:style-name="ce16">
            <text:p><text:s/>12.224.218,79<text:s/></text:p>
          </table:table-cell>
          <table:table-cell office:value-type="float" office:value="9019841343.5400009" table:style-name="ce17">
            <text:p><text:s/>9.019.841.343,5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583321.46" table:style-name="ce16">
            <text:p><text:s/>583.321,46<text:s/></text:p>
          </table:table-cell>
          <table:table-cell office:value-type="float" office:value="1452662.11" table:style-name="ce16">
            <text:p><text:s/>1.452.662,11<text:s/></text:p>
          </table:table-cell>
          <table:table-cell office:value-type="float" office:value="8457948.1099999994" table:style-name="ce16">
            <text:p><text:s/>8.457.948,11<text:s/></text:p>
          </table:table-cell>
          <table:table-cell office:value-type="float" office:value="46536.07" table:style-name="ce16">
            <text:p><text:s/>46.536,07<text:s/></text:p>
          </table:table-cell>
          <table:table-cell office:value-type="float" office:value="9323368.8800000008" table:style-name="ce16">
            <text:p><text:s/>9.323.368,88<text:s/></text:p>
          </table:table-cell>
          <table:table-cell office:value-type="float" office:value="12252433.220000001" table:style-name="ce16">
            <text:p><text:s/>12.252.433,22<text:s/></text:p>
          </table:table-cell>
          <table:table-cell office:value-type="float" office:value="334265912.20000005" table:style-name="ce16">
            <text:p><text:s/>334.265.912,20<text:s/></text:p>
          </table:table-cell>
          <table:table-cell office:value-type="float" office:value="10057818.42" table:style-name="ce16">
            <text:p><text:s/>10.057.818,42<text:s/></text:p>
          </table:table-cell>
          <table:table-cell office:value-type="float" office:value="10153362.800000001" table:style-name="ce16">
            <text:p><text:s/>10.153.362,80<text:s/></text:p>
          </table:table-cell>
          <table:table-cell office:value-type="float" office:value="844571.72" table:style-name="ce16">
            <text:p><text:s/>844.571,72<text:s/></text:p>
          </table:table-cell>
          <table:table-cell office:value-type="float" office:value="66128378.079999998" table:style-name="ce16">
            <text:p><text:s/>66.128.378,08<text:s/></text:p>
          </table:table-cell>
          <table:table-cell office:value-type="float" office:value="4523620.07" table:style-name="ce16">
            <text:p><text:s/>4.523.620,07<text:s/></text:p>
          </table:table-cell>
          <table:table-cell office:value-type="float" office:value="5403003.2699999996" table:style-name="ce16">
            <text:p><text:s/>5.403.003,27<text:s/></text:p>
          </table:table-cell>
          <table:table-cell office:value-type="float" office:value="5320764.46" table:style-name="ce16">
            <text:p><text:s/>5.320.764,46<text:s/></text:p>
          </table:table-cell>
          <table:table-cell office:value-type="float" office:value="1821909.5" table:style-name="ce16">
            <text:p><text:s/>1.821.909,50<text:s/></text:p>
          </table:table-cell>
          <table:table-cell office:value-type="float" office:value="10857553.92" table:style-name="ce16">
            <text:p><text:s/>10.857.553,92<text:s/></text:p>
          </table:table-cell>
          <table:table-cell office:value-type="float" office:value="762467.55" table:style-name="ce16">
            <text:p><text:s/>762.467,55<text:s/></text:p>
          </table:table-cell>
          <table:table-cell office:value-type="float" office:value="42998756.060000002" table:style-name="ce16">
            <text:p><text:s/>42.998.756,06<text:s/></text:p>
          </table:table-cell>
          <table:table-cell office:value-type="float" office:value="684118397.42999995" table:style-name="ce16">
            <text:p><text:s/>684.118.397,43<text:s/></text:p>
          </table:table-cell>
          <table:table-cell office:value-type="float" office:value="3327809.99" table:style-name="ce16">
            <text:p><text:s/>3.327.809,99<text:s/></text:p>
          </table:table-cell>
          <table:table-cell office:value-type="float" office:value="1908509.84" table:style-name="ce16">
            <text:p><text:s/>1.908.509,84<text:s/></text:p>
          </table:table-cell>
          <table:table-cell office:value-type="float" office:value="134478.70000000001" table:style-name="ce16">
            <text:p><text:s/>134.478,70<text:s/></text:p>
          </table:table-cell>
          <table:table-cell office:value-type="float" office:value="99350052.280000001" table:style-name="ce16">
            <text:p><text:s/>99.350.052,28<text:s/></text:p>
          </table:table-cell>
          <table:table-cell office:value-type="float" office:value="39519625.030000001" table:style-name="ce16">
            <text:p><text:s/>39.519.625,03<text:s/></text:p>
          </table:table-cell>
          <table:table-cell office:value-type="float" office:value="2119305.79" table:style-name="ce16">
            <text:p><text:s/>2.119.305,79<text:s/></text:p>
          </table:table-cell>
          <table:table-cell office:value-type="float" office:value="1712649004.26" table:style-name="ce16">
            <text:p><text:s/>1.712.649.004,26<text:s/></text:p>
          </table:table-cell>
          <table:table-cell office:value-type="float" office:value="342457.11" table:style-name="ce16">
            <text:p><text:s/>342.457,11<text:s/></text:p>
          </table:table-cell>
          <table:table-cell office:value-type="float" office:value="3068724028.3299999" table:style-name="ce17">
            <text:p><text:s/>3.068.724.028,3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20166.689999999999" table:style-name="ce16">
            <text:p><text:s/>20.166,69<text:s/></text:p>
          </table:table-cell>
          <table:table-cell office:value-type="float" office:value="156359.6" table:style-name="ce16">
            <text:p><text:s/>156.359,60<text:s/></text:p>
          </table:table-cell>
          <table:table-cell office:value-type="float" office:value="12587495.789999999" table:style-name="ce16">
            <text:p><text:s/>12.587.495,79<text:s/></text:p>
          </table:table-cell>
          <table:table-cell office:value-type="float" office:value="19461.37" table:style-name="ce16">
            <text:p><text:s/>19.461,37<text:s/></text:p>
          </table:table-cell>
          <table:table-cell office:value-type="float" office:value="68875460.75" table:style-name="ce16">
            <text:p><text:s/>68.875.460,75<text:s/></text:p>
          </table:table-cell>
          <table:table-cell office:value-type="float" office:value="6448998.5899999999" table:style-name="ce16">
            <text:p><text:s/>6.448.998,59<text:s/></text:p>
          </table:table-cell>
          <table:table-cell office:value-type="float" office:value="48943721.140000001" table:style-name="ce16">
            <text:p><text:s/>48.943.721,14<text:s/></text:p>
          </table:table-cell>
          <table:table-cell office:value-type="float" office:value="14755188.27" table:style-name="ce16">
            <text:p><text:s/>14.755.188,27<text:s/></text:p>
          </table:table-cell>
          <table:table-cell office:value-type="float" office:value="4760366.54" table:style-name="ce16">
            <text:p><text:s/>4.760.366,54<text:s/></text:p>
          </table:table-cell>
          <table:table-cell office:value-type="float" office:value="1124238.69" table:style-name="ce16">
            <text:p><text:s/>1.124.238,69<text:s/></text:p>
          </table:table-cell>
          <table:table-cell office:value-type="float" office:value="35984046.840000004" table:style-name="ce16">
            <text:p><text:s/>35.984.046,84<text:s/></text:p>
          </table:table-cell>
          <table:table-cell office:value-type="float" office:value="5376180.8099999996" table:style-name="ce16">
            <text:p><text:s/>5.376.180,81<text:s/></text:p>
          </table:table-cell>
          <table:table-cell office:value-type="float" office:value="3367942.17" table:style-name="ce16">
            <text:p><text:s/>3.367.942,17<text:s/></text:p>
          </table:table-cell>
          <table:table-cell office:value-type="float" office:value="2701214.31" table:style-name="ce16">
            <text:p><text:s/>2.701.214,31<text:s/></text:p>
          </table:table-cell>
          <table:table-cell office:value-type="float" office:value="278266.53999999998" table:style-name="ce16">
            <text:p><text:s/>278.266,54<text:s/></text:p>
          </table:table-cell>
          <table:table-cell office:value-type="float" office:value="5763669.0099999998" table:style-name="ce16">
            <text:p><text:s/>5.763.669,01<text:s/></text:p>
          </table:table-cell>
          <table:table-cell office:value-type="float" office:value="213000.16" table:style-name="ce16">
            <text:p><text:s/>213.000,16<text:s/></text:p>
          </table:table-cell>
          <table:table-cell office:value-type="float" office:value="42204234.93" table:style-name="ce16">
            <text:p><text:s/>42.204.234,93<text:s/></text:p>
          </table:table-cell>
          <table:table-cell office:value-type="float" office:value="387418792.18000001" table:style-name="ce16">
            <text:p><text:s/>387.418.792,18<text:s/></text:p>
          </table:table-cell>
          <table:table-cell office:value-type="float" office:value="857745.54" table:style-name="ce16">
            <text:p><text:s/>857.745,54<text:s/></text:p>
          </table:table-cell>
          <table:table-cell office:value-type="float" office:value="209577.72" table:style-name="ce16">
            <text:p><text:s/>209.577,72<text:s/></text:p>
          </table:table-cell>
          <table:table-cell office:value-type="float" office:value="53832.35" table:style-name="ce16">
            <text:p><text:s/>53.832,35<text:s/></text:p>
          </table:table-cell>
          <table:table-cell office:value-type="float" office:value="24050227.960000001" table:style-name="ce16">
            <text:p><text:s/>24.050.227,96<text:s/></text:p>
          </table:table-cell>
          <table:table-cell office:value-type="float" office:value="23052592.969999999" table:style-name="ce16">
            <text:p><text:s/>23.052.592,97<text:s/></text:p>
          </table:table-cell>
          <table:table-cell office:value-type="float" office:value="1346035.94" table:style-name="ce16">
            <text:p><text:s/>1.346.035,94<text:s/></text:p>
          </table:table-cell>
          <table:table-cell office:value-type="float" office:value="1439673554.1400001" table:style-name="ce16">
            <text:p><text:s/>1.439.673.554,14<text:s/></text:p>
          </table:table-cell>
          <table:table-cell office:value-type="float" office:value="348314.54" table:style-name="ce16">
            <text:p><text:s/>348.314,54<text:s/></text:p>
          </table:table-cell>
          <table:table-cell office:value-type="float" office:value="2130590685.5400002" table:style-name="ce17">
            <text:p><text:s/>2.130.590.685,5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691786.16999999993" table:style-name="ce16">
            <text:p><text:s/>691.786,17<text:s/></text:p>
          </table:table-cell>
          <table:table-cell office:value-type="float" office:value="1805998.06" table:style-name="ce16">
            <text:p><text:s/>1.805.998,06<text:s/></text:p>
          </table:table-cell>
          <table:table-cell office:value-type="float" office:value="5825868.0800000001" table:style-name="ce16">
            <text:p><text:s/>5.825.868,08<text:s/></text:p>
          </table:table-cell>
          <table:table-cell office:value-type="float" office:value="182604.97" table:style-name="ce16">
            <text:p><text:s/>182.604,97<text:s/></text:p>
          </table:table-cell>
          <table:table-cell office:value-type="float" office:value="12190929.4" table:style-name="ce16">
            <text:p><text:s/>12.190.929,40<text:s/></text:p>
          </table:table-cell>
          <table:table-cell office:value-type="float" office:value="11077440.15" table:style-name="ce16">
            <text:p><text:s/>11.077.440,15<text:s/></text:p>
          </table:table-cell>
          <table:table-cell office:value-type="float" office:value="272710453.22999996" table:style-name="ce16">
            <text:p><text:s/>272.710.453,23<text:s/></text:p>
          </table:table-cell>
          <table:table-cell office:value-type="float" office:value="7407430.0199999996" table:style-name="ce16">
            <text:p><text:s/>7.407.430,02<text:s/></text:p>
          </table:table-cell>
          <table:table-cell office:value-type="float" office:value="7441144.9499999993" table:style-name="ce16">
            <text:p><text:s/>7.441.144,95<text:s/></text:p>
          </table:table-cell>
          <table:table-cell office:value-type="float" office:value="2455367.17" table:style-name="ce16">
            <text:p><text:s/>2.455.367,17<text:s/></text:p>
          </table:table-cell>
          <table:table-cell office:value-type="float" office:value="44039985.419999994" table:style-name="ce16">
            <text:p><text:s/>44.039.985,42<text:s/></text:p>
          </table:table-cell>
          <table:table-cell office:value-type="float" office:value="2369671.7000000002" table:style-name="ce16">
            <text:p><text:s/>2.369.671,70<text:s/></text:p>
          </table:table-cell>
          <table:table-cell office:value-type="float" office:value="4471195.91" table:style-name="ce16">
            <text:p><text:s/>4.471.195,91<text:s/></text:p>
          </table:table-cell>
          <table:table-cell office:value-type="float" office:value="4246635.01" table:style-name="ce16">
            <text:p><text:s/>4.246.635,01<text:s/></text:p>
          </table:table-cell>
          <table:table-cell office:value-type="float" office:value="1774188.21" table:style-name="ce16">
            <text:p><text:s/>1.774.188,21<text:s/></text:p>
          </table:table-cell>
          <table:table-cell office:value-type="float" office:value="8622458.3399999999" table:style-name="ce16">
            <text:p><text:s/>8.622.458,34<text:s/></text:p>
          </table:table-cell>
          <table:table-cell office:value-type="float" office:value="1598730.32" table:style-name="ce16">
            <text:p><text:s/>1.598.730,32<text:s/></text:p>
          </table:table-cell>
          <table:table-cell office:value-type="float" office:value="24329907.310000002" table:style-name="ce16">
            <text:p><text:s/>24.329.907,31<text:s/></text:p>
          </table:table-cell>
          <table:table-cell office:value-type="float" office:value="103378402.64" table:style-name="ce16">
            <text:p><text:s/>103.378.402,64<text:s/></text:p>
          </table:table-cell>
          <table:table-cell office:value-type="float" office:value="2456923.66" table:style-name="ce16">
            <text:p><text:s/>2.456.923,66<text:s/></text:p>
          </table:table-cell>
          <table:table-cell office:value-type="float" office:value="1233076.1100000001" table:style-name="ce16">
            <text:p><text:s/>1.233.076,11<text:s/></text:p>
          </table:table-cell>
          <table:table-cell office:value-type="float" office:value="864638.75" table:style-name="ce16">
            <text:p><text:s/>864.638,75<text:s/></text:p>
          </table:table-cell>
          <table:table-cell office:value-type="float" office:value="32976215.41" table:style-name="ce16">
            <text:p><text:s/>32.976.215,41<text:s/></text:p>
          </table:table-cell>
          <table:table-cell office:value-type="float" office:value="24209119.169999998" table:style-name="ce16">
            <text:p><text:s/>24.209.119,17<text:s/></text:p>
          </table:table-cell>
          <table:table-cell office:value-type="float" office:value="2125001.58" table:style-name="ce16">
            <text:p><text:s/>2.125.001,58<text:s/></text:p>
          </table:table-cell>
          <table:table-cell office:value-type="float" office:value="496599808.31999999" table:style-name="ce16">
            <text:p><text:s/>496.599.808,32<text:s/></text:p>
          </table:table-cell>
          <table:table-cell office:value-type="float" office:value="590547.49" table:style-name="ce16">
            <text:p><text:s/>590.547,49<text:s/></text:p>
          </table:table-cell>
          <table:table-cell office:value-type="float" office:value="1077675527.55" table:style-name="ce17">
            <text:p><text:s/>1.077.675.527,5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2239.21" table:style-name="ce16">
            <text:p><text:s/>2.239,21<text:s/></text:p>
          </table:table-cell>
          <table:table-cell office:value-type="float" office:value="58032.17" table:style-name="ce16">
            <text:p><text:s/>58.032,17<text:s/></text:p>
          </table:table-cell>
          <table:table-cell office:value-type="float" office:value="3730818.3" table:style-name="ce16">
            <text:p><text:s/>3.730.818,30<text:s/></text:p>
          </table:table-cell>
          <table:table-cell office:value-type="float" office:value="201403.47" table:style-name="ce16">
            <text:p><text:s/>201.403,47<text:s/></text:p>
          </table:table-cell>
          <table:table-cell office:value-type="float" office:value="607402.98" table:style-name="ce16">
            <text:p><text:s/>607.402,98<text:s/></text:p>
          </table:table-cell>
          <table:table-cell office:value-type="float" office:value="545145.66" table:style-name="ce16">
            <text:p><text:s/>545.145,66<text:s/></text:p>
          </table:table-cell>
          <table:table-cell office:value-type="float" office:value="75011969.200000003" table:style-name="ce16">
            <text:p><text:s/>75.011.969,20<text:s/></text:p>
          </table:table-cell>
          <table:table-cell office:value-type="float" office:value="718498.68" table:style-name="ce16">
            <text:p><text:s/>718.498,68<text:s/></text:p>
          </table:table-cell>
          <table:table-cell office:value-type="float" office:value="1432858.76" table:style-name="ce16">
            <text:p><text:s/>1.432.858,76<text:s/></text:p>
          </table:table-cell>
          <table:table-cell office:value-type="float" office:value="105176.27" table:style-name="ce16">
            <text:p><text:s/>105.176,27<text:s/></text:p>
          </table:table-cell>
          <table:table-cell office:value-type="float" office:value="17205734.859999999" table:style-name="ce16">
            <text:p><text:s/>17.205.734,86<text:s/></text:p>
          </table:table-cell>
          <table:table-cell office:value-type="float" office:value="103011.12" table:style-name="ce16">
            <text:p><text:s/>103.011,12<text:s/></text:p>
          </table:table-cell>
          <table:table-cell office:value-type="float" office:value="2759163.28" table:style-name="ce16">
            <text:p><text:s/>2.759.163,28<text:s/></text:p>
          </table:table-cell>
          <table:table-cell office:value-type="float" office:value="3730308.89" table:style-name="ce16">
            <text:p><text:s/>3.730.308,89<text:s/></text:p>
          </table:table-cell>
          <table:table-cell office:value-type="float" office:value="53081.85" table:style-name="ce16">
            <text:p><text:s/>53.081,85<text:s/></text:p>
          </table:table-cell>
          <table:table-cell office:value-type="float" office:value="1443511.65" table:style-name="ce16">
            <text:p><text:s/>1.443.511,65<text:s/></text:p>
          </table:table-cell>
          <table:table-cell office:value-type="float" office:value="131092" table:style-name="ce16">
            <text:p><text:s/>131.092,00<text:s/></text:p>
          </table:table-cell>
          <table:table-cell office:value-type="float" office:value="10838312" table:style-name="ce16">
            <text:p><text:s/>10.838.312,00<text:s/></text:p>
          </table:table-cell>
          <table:table-cell office:value-type="float" office:value="76568960.450000003" table:style-name="ce16">
            <text:p><text:s/>76.568.960,45<text:s/></text:p>
          </table:table-cell>
          <table:table-cell office:value-type="float" office:value="276867.62" table:style-name="ce16">
            <text:p><text:s/>276.867,62<text:s/></text:p>
          </table:table-cell>
          <table:table-cell office:value-type="float" office:value="606756.63" table:style-name="ce16">
            <text:p><text:s/>606.756,63<text:s/></text:p>
          </table:table-cell>
          <table:table-cell office:value-type="float" office:value="17979.509999999998" table:style-name="ce16">
            <text:p><text:s/>17.979,51<text:s/></text:p>
          </table:table-cell>
          <table:table-cell office:value-type="float" office:value="7038173.3399999999" table:style-name="ce16">
            <text:p><text:s/>7.038.173,34<text:s/></text:p>
          </table:table-cell>
          <table:table-cell office:value-type="float" office:value="974149.88" table:style-name="ce16">
            <text:p><text:s/>974.149,88<text:s/></text:p>
          </table:table-cell>
          <table:table-cell office:value-type="float" office:value="1019991.96" table:style-name="ce16">
            <text:p><text:s/>1.019.991,96<text:s/></text:p>
          </table:table-cell>
          <table:table-cell office:value-type="float" office:value="706592859.67999995" table:style-name="ce16">
            <text:p><text:s/>706.592.859,68<text:s/></text:p>
          </table:table-cell>
          <table:table-cell office:value-type="float" office:value="66017.820000000007" table:style-name="ce16">
            <text:p><text:s/>66.017,82<text:s/></text:p>
          </table:table-cell>
          <table:table-cell office:value-type="float" office:value="911839517.24000001" table:style-name="ce17">
            <text:p><text:s/>911.839.517,2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61673.25" table:style-name="ce16">
            <text:p><text:s/>61.673,25<text:s/></text:p>
          </table:table-cell>
          <table:table-cell office:value-type="float" office:value="139729.54" table:style-name="ce16">
            <text:p><text:s/>139.729,54<text:s/></text:p>
          </table:table-cell>
          <table:table-cell office:value-type="float" office:value="108504.71" table:style-name="ce16">
            <text:p><text:s/>108.504,71<text:s/></text:p>
          </table:table-cell>
          <table:table-cell office:value-type="float" office:value="7944.86" table:style-name="ce16">
            <text:p><text:s/>7.944,86<text:s/></text:p>
          </table:table-cell>
          <table:table-cell office:value-type="float" office:value="1095340.94" table:style-name="ce16">
            <text:p><text:s/>1.095.340,94<text:s/></text:p>
          </table:table-cell>
          <table:table-cell office:value-type="float" office:value="149992.32999999999" table:style-name="ce16">
            <text:p><text:s/>149.992,33<text:s/></text:p>
          </table:table-cell>
          <table:table-cell office:value-type="float" office:value="114137.5" table:style-name="ce16">
            <text:p><text:s/>114.137,50<text:s/></text:p>
          </table:table-cell>
          <table:table-cell office:value-type="float" office:value="301669.67" table:style-name="ce16">
            <text:p><text:s/>301.669,67<text:s/></text:p>
          </table:table-cell>
          <table:table-cell office:value-type="float" office:value="2925943.41" table:style-name="ce16">
            <text:p><text:s/>2.925.943,41<text:s/></text:p>
          </table:table-cell>
          <table:table-cell office:value-type="float" office:value="255999.43" table:style-name="ce16">
            <text:p><text:s/>255.999,43<text:s/></text:p>
          </table:table-cell>
          <table:table-cell office:value-type="float" office:value="3491597.4" table:style-name="ce16">
            <text:p><text:s/>3.491.597,40<text:s/></text:p>
          </table:table-cell>
          <table:table-cell office:value-type="float" office:value="3548652.15" table:style-name="ce16">
            <text:p><text:s/>3.548.652,15<text:s/></text:p>
          </table:table-cell>
          <table:table-cell office:value-type="float" office:value="4111829.68" table:style-name="ce16">
            <text:p><text:s/>4.111.829,68<text:s/></text:p>
          </table:table-cell>
          <table:table-cell office:value-type="float" office:value="537806.29" table:style-name="ce16">
            <text:p><text:s/>537.806,29<text:s/></text:p>
          </table:table-cell>
          <table:table-cell office:value-type="float" office:value="151277.57999999999" table:style-name="ce16">
            <text:p><text:s/>151.277,58<text:s/></text:p>
          </table:table-cell>
          <table:table-cell office:value-type="float" office:value="150208.25" table:style-name="ce16">
            <text:p><text:s/>150.208,25<text:s/></text:p>
          </table:table-cell>
          <table:table-cell office:value-type="float" office:value="1215394.8500000001" table:style-name="ce16">
            <text:p><text:s/>1.215.394,85<text:s/></text:p>
          </table:table-cell>
          <table:table-cell office:value-type="float" office:value="3864768.3" table:style-name="ce16">
            <text:p><text:s/>3.864.768,30<text:s/></text:p>
          </table:table-cell>
          <table:table-cell office:value-type="float" office:value="359727.37" table:style-name="ce16">
            <text:p><text:s/>359.727,37<text:s/></text:p>
          </table:table-cell>
          <table:table-cell office:value-type="float" office:value="94057.42" table:style-name="ce16">
            <text:p><text:s/>94.057,42<text:s/></text:p>
          </table:table-cell>
          <table:table-cell office:value-type="float" office:value="362924.1" table:style-name="ce16">
            <text:p><text:s/>362.924,10<text:s/></text:p>
          </table:table-cell>
          <table:table-cell office:value-type="float" office:value="84340.95" table:style-name="ce16">
            <text:p><text:s/>84.340,95<text:s/></text:p>
          </table:table-cell>
          <table:table-cell office:value-type="float" office:value="4014977.27" table:style-name="ce16">
            <text:p><text:s/>4.014.977,27<text:s/></text:p>
          </table:table-cell>
          <table:table-cell office:value-type="float" office:value="1214175.3600000001" table:style-name="ce16">
            <text:p><text:s/>1.214.175,36<text:s/></text:p>
          </table:table-cell>
          <table:table-cell office:value-type="float" office:value="61029.17" table:style-name="ce16">
            <text:p><text:s/>61.029,17<text:s/></text:p>
          </table:table-cell>
          <table:table-cell office:value-type="float" office:value="5336478.59" table:style-name="ce16">
            <text:p><text:s/>5.336.478,59<text:s/></text:p>
          </table:table-cell>
          <table:table-cell office:value-type="float" office:value="562448.42000000004" table:style-name="ce16">
            <text:p><text:s/>562.448,42<text:s/></text:p>
          </table:table-cell>
          <table:table-cell office:value-type="float" office:value="34322628.790000007" table:style-name="ce17">
            <text:p><text:s/>34.322.628,7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8946161.210000001" table:style-name="ce16">
            <text:p><text:s/>18.946.161,21<text:s/></text:p>
          </table:table-cell>
          <table:table-cell office:value-type="float" office:value="73191697.010000005" table:style-name="ce16">
            <text:p><text:s/>73.191.697,01<text:s/></text:p>
          </table:table-cell>
          <table:table-cell office:value-type="float" office:value="642807037.36000001" table:style-name="ce16">
            <text:p><text:s/>642.807.037,36<text:s/></text:p>
          </table:table-cell>
          <table:table-cell office:value-type="float" office:value="8791207.4900000002" table:style-name="ce16">
            <text:p><text:s/>8.791.207,49<text:s/></text:p>
          </table:table-cell>
          <table:table-cell office:value-type="float" office:value="655222953.5" table:style-name="ce16">
            <text:p><text:s/>655.222.953,50<text:s/></text:p>
          </table:table-cell>
          <table:table-cell office:value-type="float" office:value="406460828.88999999" table:style-name="ce16">
            <text:p><text:s/>406.460.828,89<text:s/></text:p>
          </table:table-cell>
          <table:table-cell office:value-type="float" office:value="984367344.55999994" table:style-name="ce16">
            <text:p><text:s/>984.367.344,56<text:s/></text:p>
          </table:table-cell>
          <table:table-cell office:value-type="float" office:value="437791966.89999998" table:style-name="ce16">
            <text:p><text:s/>437.791.966,90<text:s/></text:p>
          </table:table-cell>
          <table:table-cell office:value-type="float" office:value="386599115.49000001" table:style-name="ce16">
            <text:p><text:s/>386.599.115,49<text:s/></text:p>
          </table:table-cell>
          <table:table-cell office:value-type="float" office:value="220975301.13" table:style-name="ce16">
            <text:p><text:s/>220.975.301,13<text:s/></text:p>
          </table:table-cell>
          <table:table-cell office:value-type="float" office:value="1382178442.99" table:style-name="ce16">
            <text:p><text:s/>1.382.178.442,99<text:s/></text:p>
          </table:table-cell>
          <table:table-cell office:value-type="float" office:value="149388134.83000001" table:style-name="ce16">
            <text:p><text:s/>149.388.134,83<text:s/></text:p>
          </table:table-cell>
          <table:table-cell office:value-type="float" office:value="180025643.94999999" table:style-name="ce16">
            <text:p><text:s/>180.025.643,95<text:s/></text:p>
          </table:table-cell>
          <table:table-cell office:value-type="float" office:value="202603180.18000001" table:style-name="ce16">
            <text:p><text:s/>202.603.180,18<text:s/></text:p>
          </table:table-cell>
          <table:table-cell office:value-type="float" office:value="85547455.219999999" table:style-name="ce16">
            <text:p><text:s/>85.547.455,22<text:s/></text:p>
          </table:table-cell>
          <table:table-cell office:value-type="float" office:value="595464057.52999997" table:style-name="ce16">
            <text:p><text:s/>595.464.057,53<text:s/></text:p>
          </table:table-cell>
          <table:table-cell office:value-type="float" office:value="60730728.659999996" table:style-name="ce16">
            <text:p><text:s/>60.730.728,66<text:s/></text:p>
          </table:table-cell>
          <table:table-cell office:value-type="float" office:value="1377916952.5699999" table:style-name="ce16">
            <text:p><text:s/>1.377.916.952,57<text:s/></text:p>
          </table:table-cell>
          <table:table-cell office:value-type="float" office:value="2582460771.1599998" table:style-name="ce16">
            <text:p><text:s/>2.582.460.771,16<text:s/></text:p>
          </table:table-cell>
          <table:table-cell office:value-type="float" office:value="111679393.77" table:style-name="ce16">
            <text:p><text:s/>111.679.393,77<text:s/></text:p>
          </table:table-cell>
          <table:table-cell office:value-type="float" office:value="45157959.200000003" table:style-name="ce16">
            <text:p><text:s/>45.157.959,20<text:s/></text:p>
          </table:table-cell>
          <table:table-cell office:value-type="float" office:value="13535508.859999999" table:style-name="ce16">
            <text:p><text:s/>13.535.508,86<text:s/></text:p>
          </table:table-cell>
          <table:table-cell office:value-type="float" office:value="1340168072.8299999" table:style-name="ce16">
            <text:p><text:s/>1.340.168.072,83<text:s/></text:p>
          </table:table-cell>
          <table:table-cell office:value-type="float" office:value="1429091645.54" table:style-name="ce16">
            <text:p><text:s/>1.429.091.645,54<text:s/></text:p>
          </table:table-cell>
          <table:table-cell office:value-type="float" office:value="60070543.18" table:style-name="ce16">
            <text:p><text:s/>60.070.543,18<text:s/></text:p>
          </table:table-cell>
          <table:table-cell office:value-type="float" office:value="10990765259.42" table:style-name="ce16">
            <text:p><text:s/>10.990.765.259,42<text:s/></text:p>
          </table:table-cell>
          <table:table-cell office:value-type="float" office:value="35794533.880000003" table:style-name="ce16">
            <text:p><text:s/>35.794.533,88<text:s/></text:p>
          </table:table-cell>
          <table:table-cell office:value-type="float" office:value="24477731897.310001" table:style-name="ce17">
            <text:p><text:s/>24.477.731.897,3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1899.44" table:style-name="ce16">
            <text:p><text:s/>11.899,44<text:s/></text:p>
          </table:table-cell>
          <table:table-cell office:value-type="float" office:value="86925.93" table:style-name="ce16">
            <text:p><text:s/>86.925,93<text:s/></text:p>
          </table:table-cell>
          <table:table-cell office:value-type="float" office:value="489969.63" table:style-name="ce16">
            <text:p><text:s/>489.969,63<text:s/></text:p>
          </table:table-cell>
          <table:table-cell office:value-type="float" office:value="89711.11" table:style-name="ce16">
            <text:p><text:s/>89.711,11<text:s/></text:p>
          </table:table-cell>
          <table:table-cell office:value-type="float" office:value="3156712.02" table:style-name="ce16">
            <text:p><text:s/>3.156.712,02<text:s/></text:p>
          </table:table-cell>
          <table:table-cell office:value-type="float" office:value="38659825.109999999" table:style-name="ce16">
            <text:p><text:s/>38.659.825,11<text:s/></text:p>
          </table:table-cell>
          <table:table-cell office:value-type="float" office:value="344150000.95999998" table:style-name="ce16">
            <text:p><text:s/>344.150.000,96<text:s/></text:p>
          </table:table-cell>
          <table:table-cell office:value-type="float" office:value="5817974.1699999999" table:style-name="ce16">
            <text:p><text:s/>5.817.974,17<text:s/></text:p>
          </table:table-cell>
          <table:table-cell office:value-type="float" office:value="395630.78" table:style-name="ce16">
            <text:p><text:s/>395.630,78<text:s/></text:p>
          </table:table-cell>
          <table:table-cell office:value-type="float" office:value="43248.65" table:style-name="ce16">
            <text:p><text:s/>43.248,65<text:s/></text:p>
          </table:table-cell>
          <table:table-cell office:value-type="float" office:value="63854468.840000004" table:style-name="ce16">
            <text:p><text:s/>63.854.468,84<text:s/></text:p>
          </table:table-cell>
          <table:table-cell office:value-type="float" office:value="11876.23" table:style-name="ce16">
            <text:p><text:s/>11.876,23<text:s/></text:p>
          </table:table-cell>
          <table:table-cell office:value-type="float" office:value="334111.62" table:style-name="ce16">
            <text:p><text:s/>334.111,62<text:s/></text:p>
          </table:table-cell>
          <table:table-cell office:value-type="float" office:value="17151812.670000002" table:style-name="ce16">
            <text:p><text:s/>17.151.812,67<text:s/></text:p>
          </table:table-cell>
          <table:table-cell office:value-type="float" office:value="16909.47" table:style-name="ce16">
            <text:p><text:s/>16.909,47<text:s/></text:p>
          </table:table-cell>
          <table:table-cell office:value-type="float" office:value="1725028.95" table:style-name="ce16">
            <text:p><text:s/>1.725.028,95<text:s/></text:p>
          </table:table-cell>
          <table:table-cell office:value-type="float" office:value="52027.15" table:style-name="ce16">
            <text:p><text:s/>52.027,15<text:s/></text:p>
          </table:table-cell>
          <table:table-cell office:value-type="float" office:value="17751608.489999998" table:style-name="ce16">
            <text:p><text:s/>17.751.608,49<text:s/></text:p>
          </table:table-cell>
          <table:table-cell office:value-type="float" office:value="200849308.13" table:style-name="ce16">
            <text:p><text:s/>200.849.308,13<text:s/></text:p>
          </table:table-cell>
          <table:table-cell office:value-type="float" office:value="43784.87" table:style-name="ce16">
            <text:p><text:s/>43.784,87<text:s/></text:p>
          </table:table-cell>
          <table:table-cell office:value-type="float" office:value="201982.43" table:style-name="ce16">
            <text:p><text:s/>201.982,43<text:s/></text:p>
          </table:table-cell>
          <table:table-cell office:value-type="float" office:value="3919.14" table:style-name="ce16">
            <text:p><text:s/>3.919,14<text:s/></text:p>
          </table:table-cell>
          <table:table-cell office:value-type="float" office:value="93617019.409999996" table:style-name="ce16">
            <text:p><text:s/>93.617.019,41<text:s/></text:p>
          </table:table-cell>
          <table:table-cell office:value-type="float" office:value="2466507.0499999998" table:style-name="ce16">
            <text:p><text:s/>2.466.507,05<text:s/></text:p>
          </table:table-cell>
          <table:table-cell office:value-type="float" office:value="1909684.89" table:style-name="ce16">
            <text:p><text:s/>1.909.684,89<text:s/></text:p>
          </table:table-cell>
          <table:table-cell office:value-type="float" office:value="1578304995.8699999" table:style-name="ce16">
            <text:p><text:s/>1.578.304.995,87<text:s/></text:p>
          </table:table-cell>
          <table:table-cell office:value-type="float" office:value="20791.87" table:style-name="ce16">
            <text:p><text:s/>20.791,87<text:s/></text:p>
          </table:table-cell>
          <table:table-cell office:value-type="float" office:value="2371217734.8799996" table:style-name="ce17">
            <text:p><text:s/>2.371.217.734,8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8934261.77" table:style-name="ce16">
            <text:p><text:s/>18.934.261,77<text:s/></text:p>
          </table:table-cell>
          <table:table-cell office:value-type="float" office:value="73104771.079999998" table:style-name="ce16">
            <text:p><text:s/>73.104.771,08<text:s/></text:p>
          </table:table-cell>
          <table:table-cell office:value-type="float" office:value="642317067.73000002" table:style-name="ce16">
            <text:p><text:s/>642.317.067,73<text:s/></text:p>
          </table:table-cell>
          <table:table-cell office:value-type="float" office:value="8701496.3800000008" table:style-name="ce16">
            <text:p><text:s/>8.701.496,38<text:s/></text:p>
          </table:table-cell>
          <table:table-cell office:value-type="float" office:value="652066241.48000002" table:style-name="ce16">
            <text:p><text:s/>652.066.241,48<text:s/></text:p>
          </table:table-cell>
          <table:table-cell office:value-type="float" office:value="367801003.78000003" table:style-name="ce16">
            <text:p><text:s/>367.801.003,78<text:s/></text:p>
          </table:table-cell>
          <table:table-cell office:value-type="float" office:value="640217343.60000002" table:style-name="ce16">
            <text:p><text:s/>640.217.343,60<text:s/></text:p>
          </table:table-cell>
          <table:table-cell office:value-type="float" office:value="431973992.72999996" table:style-name="ce16">
            <text:p><text:s/>431.973.992,73<text:s/></text:p>
          </table:table-cell>
          <table:table-cell office:value-type="float" office:value="386203484.71000004" table:style-name="ce16">
            <text:p><text:s/>386.203.484,71<text:s/></text:p>
          </table:table-cell>
          <table:table-cell office:value-type="float" office:value="220932052.47999999" table:style-name="ce16">
            <text:p><text:s/>220.932.052,48<text:s/></text:p>
          </table:table-cell>
          <table:table-cell office:value-type="float" office:value="1318323974.1499999" table:style-name="ce16">
            <text:p><text:s/>1.318.323.974,15<text:s/></text:p>
          </table:table-cell>
          <table:table-cell office:value-type="float" office:value="149376258.59999999" table:style-name="ce16">
            <text:p><text:s/>149.376.258,60<text:s/></text:p>
          </table:table-cell>
          <table:table-cell office:value-type="float" office:value="179691532.32999998" table:style-name="ce16">
            <text:p><text:s/>179.691.532,33<text:s/></text:p>
          </table:table-cell>
          <table:table-cell office:value-type="float" office:value="185451367.50999999" table:style-name="ce16">
            <text:p><text:s/>185.451.367,51<text:s/></text:p>
          </table:table-cell>
          <table:table-cell office:value-type="float" office:value="85530545.75" table:style-name="ce16">
            <text:p><text:s/>85.530.545,75<text:s/></text:p>
          </table:table-cell>
          <table:table-cell office:value-type="float" office:value="593739028.58000004" table:style-name="ce16">
            <text:p><text:s/>593.739.028,58<text:s/></text:p>
          </table:table-cell>
          <table:table-cell office:value-type="float" office:value="60678701.509999998" table:style-name="ce16">
            <text:p><text:s/>60.678.701,51<text:s/></text:p>
          </table:table-cell>
          <table:table-cell office:value-type="float" office:value="1360165344.0799999" table:style-name="ce16">
            <text:p><text:s/>1.360.165.344,08<text:s/></text:p>
          </table:table-cell>
          <table:table-cell office:value-type="float" office:value="2381611463.0299997" table:style-name="ce16">
            <text:p><text:s/>2.381.611.463,03<text:s/></text:p>
          </table:table-cell>
          <table:table-cell office:value-type="float" office:value="111635608.89999999" table:style-name="ce16">
            <text:p><text:s/>111.635.608,90<text:s/></text:p>
          </table:table-cell>
          <table:table-cell office:value-type="float" office:value="44955976.770000003" table:style-name="ce16">
            <text:p><text:s/>44.955.976,77<text:s/></text:p>
          </table:table-cell>
          <table:table-cell office:value-type="float" office:value="13531589.720000001" table:style-name="ce16">
            <text:p><text:s/>13.531.589,72<text:s/></text:p>
          </table:table-cell>
          <table:table-cell office:value-type="float" office:value="1246551053.4199998" table:style-name="ce16">
            <text:p><text:s/>1.246.551.053,42<text:s/></text:p>
          </table:table-cell>
          <table:table-cell office:value-type="float" office:value="1426625138.49" table:style-name="ce16">
            <text:p><text:s/>1.426.625.138,49<text:s/></text:p>
          </table:table-cell>
          <table:table-cell office:value-type="float" office:value="58160858.290000007" table:style-name="ce16">
            <text:p><text:s/>58.160.858,29<text:s/></text:p>
          </table:table-cell>
          <table:table-cell office:value-type="float" office:value="9412460263.5500011" table:style-name="ce16">
            <text:p><text:s/>9.412.460.263,55<text:s/></text:p>
          </table:table-cell>
          <table:table-cell office:value-type="float" office:value="35773742.010000005" table:style-name="ce16">
            <text:p><text:s/>35.773.742,01<text:s/></text:p>
          </table:table-cell>
          <table:table-cell office:value-type="float" office:value="22106514162.43" table:style-name="ce17">
            <text:p><text:s/>22.106.514.162,4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8040166.9500000002" table:style-name="ce16">
            <text:p><text:s/>8.040.166,95<text:s/></text:p>
          </table:table-cell>
          <table:table-cell office:value-type="float" office:value="32689130.84" table:style-name="ce16">
            <text:p><text:s/>32.689.130,84<text:s/></text:p>
          </table:table-cell>
          <table:table-cell office:value-type="float" office:value="152586329.06999999" table:style-name="ce16">
            <text:p><text:s/>152.586.329,07<text:s/></text:p>
          </table:table-cell>
          <table:table-cell office:value-type="float" office:value="4613637.4400000004" table:style-name="ce16">
            <text:p><text:s/>4.613.637,44<text:s/></text:p>
          </table:table-cell>
          <table:table-cell office:value-type="float" office:value="208102014.03" table:style-name="ce16">
            <text:p><text:s/>208.102.014,03<text:s/></text:p>
          </table:table-cell>
          <table:table-cell office:value-type="float" office:value="116106420.45" table:style-name="ce16">
            <text:p><text:s/>116.106.420,45<text:s/></text:p>
          </table:table-cell>
          <table:table-cell office:value-type="float" office:value="587003644.33000004" table:style-name="ce16">
            <text:p><text:s/>587.003.644,33<text:s/></text:p>
          </table:table-cell>
          <table:table-cell office:value-type="float" office:value="125022664.15000001" table:style-name="ce16">
            <text:p><text:s/>125.022.664,15<text:s/></text:p>
          </table:table-cell>
          <table:table-cell office:value-type="float" office:value="126991831.22" table:style-name="ce16">
            <text:p><text:s/>126.991.831,22<text:s/></text:p>
          </table:table-cell>
          <table:table-cell office:value-type="float" office:value="63869842.880000003" table:style-name="ce16">
            <text:p><text:s/>63.869.842,88<text:s/></text:p>
          </table:table-cell>
          <table:table-cell office:value-type="float" office:value="458649247.80000001" table:style-name="ce16">
            <text:p><text:s/>458.649.247,80<text:s/></text:p>
          </table:table-cell>
          <table:table-cell office:value-type="float" office:value="53292119.75" table:style-name="ce16">
            <text:p><text:s/>53.292.119,75<text:s/></text:p>
          </table:table-cell>
          <table:table-cell office:value-type="float" office:value="79252770.629999995" table:style-name="ce16">
            <text:p><text:s/>79.252.770,63<text:s/></text:p>
          </table:table-cell>
          <table:table-cell office:value-type="float" office:value="70599458.329999998" table:style-name="ce16">
            <text:p><text:s/>70.599.458,33<text:s/></text:p>
          </table:table-cell>
          <table:table-cell office:value-type="float" office:value="30579568.850000001" table:style-name="ce16">
            <text:p><text:s/>30.579.568,85<text:s/></text:p>
          </table:table-cell>
          <table:table-cell office:value-type="float" office:value="172625976.05000001" table:style-name="ce16">
            <text:p><text:s/>172.625.976,05<text:s/></text:p>
          </table:table-cell>
          <table:table-cell office:value-type="float" office:value="25786909.16" table:style-name="ce16">
            <text:p><text:s/>25.786.909,16<text:s/></text:p>
          </table:table-cell>
          <table:table-cell office:value-type="float" office:value="357376366.73000002" table:style-name="ce16">
            <text:p><text:s/>357.376.366,73<text:s/></text:p>
          </table:table-cell>
          <table:table-cell office:value-type="float" office:value="1177447062.47" table:style-name="ce16">
            <text:p><text:s/>1.177.447.062,47<text:s/></text:p>
          </table:table-cell>
          <table:table-cell office:value-type="float" office:value="40778030.530000001" table:style-name="ce16">
            <text:p><text:s/>40.778.030,53<text:s/></text:p>
          </table:table-cell>
          <table:table-cell office:value-type="float" office:value="21863530.75" table:style-name="ce16">
            <text:p><text:s/>21.863.530,75<text:s/></text:p>
          </table:table-cell>
          <table:table-cell office:value-type="float" office:value="7468326.4500000002" table:style-name="ce16">
            <text:p><text:s/>7.468.326,45<text:s/></text:p>
          </table:table-cell>
          <table:table-cell office:value-type="float" office:value="405649842.13999999" table:style-name="ce16">
            <text:p><text:s/>405.649.842,14<text:s/></text:p>
          </table:table-cell>
          <table:table-cell office:value-type="float" office:value="374318880.33999997" table:style-name="ce16">
            <text:p><text:s/>374.318.880,34<text:s/></text:p>
          </table:table-cell>
          <table:table-cell office:value-type="float" office:value="25735819.550000001" table:style-name="ce16">
            <text:p><text:s/>25.735.819,55<text:s/></text:p>
          </table:table-cell>
          <table:table-cell office:value-type="float" office:value="2587430059.4099998" table:style-name="ce16">
            <text:p><text:s/>2.587.430.059,41<text:s/></text:p>
          </table:table-cell>
          <table:table-cell office:value-type="float" office:value="19611789.32" table:style-name="ce16">
            <text:p><text:s/>19.611.789,32<text:s/></text:p>
          </table:table-cell>
          <table:table-cell office:value-type="float" office:value="7333491439.6199999" table:style-name="ce17">
            <text:p><text:s/>7.333.491.439,6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888.76" table:style-name="ce16">
            <text:p><text:s/>1.888,76<text:s/></text:p>
          </table:table-cell>
          <table:table-cell office:value-type="float" office:value="15237.28" table:style-name="ce16">
            <text:p><text:s/>15.237,28<text:s/></text:p>
          </table:table-cell>
          <table:table-cell office:value-type="float" office:value="79612.100000000006" table:style-name="ce16">
            <text:p><text:s/>79.612,10<text:s/></text:p>
          </table:table-cell>
          <table:table-cell office:value-type="float" office:value="14557.09" table:style-name="ce16">
            <text:p><text:s/>14.557,09<text:s/></text:p>
          </table:table-cell>
          <table:table-cell office:value-type="float" office:value="506623.36" table:style-name="ce16">
            <text:p><text:s/>506.623,36<text:s/></text:p>
          </table:table-cell>
          <table:table-cell office:value-type="float" office:value="7361648.04" table:style-name="ce16">
            <text:p><text:s/>7.361.648,04<text:s/></text:p>
          </table:table-cell>
          <table:table-cell office:value-type="float" office:value="56307116.909999996" table:style-name="ce16">
            <text:p><text:s/>56.307.116,91<text:s/></text:p>
          </table:table-cell>
          <table:table-cell office:value-type="float" office:value="915802.27" table:style-name="ce16">
            <text:p><text:s/>915.802,27<text:s/></text:p>
          </table:table-cell>
          <table:table-cell office:value-type="float" office:value="61704.62" table:style-name="ce16">
            <text:p><text:s/>61.704,62<text:s/></text:p>
          </table:table-cell>
          <table:table-cell office:value-type="float" office:value="7006.45" table:style-name="ce16">
            <text:p><text:s/>7.006,45<text:s/></text:p>
          </table:table-cell>
          <table:table-cell office:value-type="float" office:value="10839967.26" table:style-name="ce16">
            <text:p><text:s/>10.839.967,26<text:s/></text:p>
          </table:table-cell>
          <table:table-cell office:value-type="float" office:value="2138.61" table:style-name="ce16">
            <text:p><text:s/>2.138,61<text:s/></text:p>
          </table:table-cell>
          <table:table-cell office:value-type="float" office:value="56137.68" table:style-name="ce16">
            <text:p><text:s/>56.137,68<text:s/></text:p>
          </table:table-cell>
          <table:table-cell office:value-type="float" office:value="2794781.63" table:style-name="ce16">
            <text:p><text:s/>2.794.781,63<text:s/></text:p>
          </table:table-cell>
          <table:table-cell office:value-type="float" office:value="3628.72" table:style-name="ce16">
            <text:p><text:s/>3.628,72<text:s/></text:p>
          </table:table-cell>
          <table:table-cell office:value-type="float" office:value="292422.39" table:style-name="ce16">
            <text:p><text:s/>292.422,39<text:s/></text:p>
          </table:table-cell>
          <table:table-cell office:value-type="float" office:value="8710.42" table:style-name="ce16">
            <text:p><text:s/>8.710,42<text:s/></text:p>
          </table:table-cell>
          <table:table-cell office:value-type="float" office:value="2877274.24" table:style-name="ce16">
            <text:p><text:s/>2.877.274,24<text:s/></text:p>
          </table:table-cell>
          <table:table-cell office:value-type="float" office:value="51155136.990000002" table:style-name="ce16">
            <text:p><text:s/>51.155.136,99<text:s/></text:p>
          </table:table-cell>
          <table:table-cell office:value-type="float" office:value="6910.73" table:style-name="ce16">
            <text:p><text:s/>6.910,73<text:s/></text:p>
          </table:table-cell>
          <table:table-cell office:value-type="float" office:value="24724.639999999999" table:style-name="ce16">
            <text:p><text:s/>24.724,64<text:s/></text:p>
          </table:table-cell>
          <table:table-cell office:value-type="float" office:value="577.4" table:style-name="ce16">
            <text:p><text:s/>577,40<text:s/></text:p>
          </table:table-cell>
          <table:table-cell office:value-type="float" office:value="15588351.050000001" table:style-name="ce16">
            <text:p><text:s/>15.588.351,05<text:s/></text:p>
          </table:table-cell>
          <table:table-cell office:value-type="float" office:value="397464.19" table:style-name="ce16">
            <text:p><text:s/>397.464,19<text:s/></text:p>
          </table:table-cell>
          <table:table-cell office:value-type="float" office:value="321945.06" table:style-name="ce16">
            <text:p><text:s/>321.945,06<text:s/></text:p>
          </table:table-cell>
          <table:table-cell office:value-type="float" office:value="203610818.47999999" table:style-name="ce16">
            <text:p><text:s/>203.610.818,48<text:s/></text:p>
          </table:table-cell>
          <table:table-cell office:value-type="float" office:value="3514.98" table:style-name="ce16">
            <text:p><text:s/>3.514,98<text:s/></text:p>
          </table:table-cell>
          <table:table-cell office:value-type="float" office:value="353255701.35000002" table:style-name="ce17">
            <text:p><text:s/>353.255.701,3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8038278.1900000004" table:style-name="ce16">
            <text:p><text:s/>8.038.278,19<text:s/></text:p>
          </table:table-cell>
          <table:table-cell office:value-type="float" office:value="32673893.559999999" table:style-name="ce16">
            <text:p><text:s/>32.673.893,56<text:s/></text:p>
          </table:table-cell>
          <table:table-cell office:value-type="float" office:value="152506716.97" table:style-name="ce16">
            <text:p><text:s/>152.506.716,97<text:s/></text:p>
          </table:table-cell>
          <table:table-cell office:value-type="float" office:value="4599080.3500000006" table:style-name="ce16">
            <text:p><text:s/>4.599.080,35<text:s/></text:p>
          </table:table-cell>
          <table:table-cell office:value-type="float" office:value="207595390.66999999" table:style-name="ce16">
            <text:p><text:s/>207.595.390,67<text:s/></text:p>
          </table:table-cell>
          <table:table-cell office:value-type="float" office:value="108744772.41" table:style-name="ce16">
            <text:p><text:s/>108.744.772,41<text:s/></text:p>
          </table:table-cell>
          <table:table-cell office:value-type="float" office:value="530696527.42000008" table:style-name="ce16">
            <text:p><text:s/>530.696.527,42<text:s/></text:p>
          </table:table-cell>
          <table:table-cell office:value-type="float" office:value="124106861.88000003" table:style-name="ce16">
            <text:p><text:s/>124.106.861,88<text:s/></text:p>
          </table:table-cell>
          <table:table-cell office:value-type="float" office:value="126930126.60000001" table:style-name="ce16">
            <text:p><text:s/>126.930.126,60<text:s/></text:p>
          </table:table-cell>
          <table:table-cell office:value-type="float" office:value="63862836.43" table:style-name="ce16">
            <text:p><text:s/>63.862.836,43<text:s/></text:p>
          </table:table-cell>
          <table:table-cell office:value-type="float" office:value="447809280.53999996" table:style-name="ce16">
            <text:p><text:s/>447.809.280,54<text:s/></text:p>
          </table:table-cell>
          <table:table-cell office:value-type="float" office:value="53289981.139999993" table:style-name="ce16">
            <text:p><text:s/>53.289.981,14<text:s/></text:p>
          </table:table-cell>
          <table:table-cell office:value-type="float" office:value="79196632.950000003" table:style-name="ce16">
            <text:p><text:s/>79.196.632,95<text:s/></text:p>
          </table:table-cell>
          <table:table-cell office:value-type="float" office:value="67804676.700000003" table:style-name="ce16">
            <text:p><text:s/>67.804.676,70<text:s/></text:p>
          </table:table-cell>
          <table:table-cell office:value-type="float" office:value="30575940.129999999" table:style-name="ce16">
            <text:p><text:s/>30.575.940,13<text:s/></text:p>
          </table:table-cell>
          <table:table-cell office:value-type="float" office:value="172333553.66" table:style-name="ce16">
            <text:p><text:s/>172.333.553,66<text:s/></text:p>
          </table:table-cell>
          <table:table-cell office:value-type="float" office:value="25778198.739999995" table:style-name="ce16">
            <text:p><text:s/>25.778.198,74<text:s/></text:p>
          </table:table-cell>
          <table:table-cell office:value-type="float" office:value="354499092.48999995" table:style-name="ce16">
            <text:p><text:s/>354.499.092,49<text:s/></text:p>
          </table:table-cell>
          <table:table-cell office:value-type="float" office:value="1126291925.48" table:style-name="ce16">
            <text:p><text:s/>1.126.291.925,48<text:s/></text:p>
          </table:table-cell>
          <table:table-cell office:value-type="float" office:value="40771119.799999997" table:style-name="ce16">
            <text:p><text:s/>40.771.119,80<text:s/></text:p>
          </table:table-cell>
          <table:table-cell office:value-type="float" office:value="21838806.109999999" table:style-name="ce16">
            <text:p><text:s/>21.838.806,11<text:s/></text:p>
          </table:table-cell>
          <table:table-cell office:value-type="float" office:value="7467749.0499999998" table:style-name="ce16">
            <text:p><text:s/>7.467.749,05<text:s/></text:p>
          </table:table-cell>
          <table:table-cell office:value-type="float" office:value="390061491.08999997" table:style-name="ce16">
            <text:p><text:s/>390.061.491,09<text:s/></text:p>
          </table:table-cell>
          <table:table-cell office:value-type="float" office:value="373921416.14999998" table:style-name="ce16">
            <text:p><text:s/>373.921.416,15<text:s/></text:p>
          </table:table-cell>
          <table:table-cell office:value-type="float" office:value="25413874.490000002" table:style-name="ce16">
            <text:p><text:s/>25.413.874,49<text:s/></text:p>
          </table:table-cell>
          <table:table-cell office:value-type="float" office:value="2383819240.9300003" table:style-name="ce16">
            <text:p><text:s/>2.383.819.240,93<text:s/></text:p>
          </table:table-cell>
          <table:table-cell office:value-type="float" office:value="19608274.34" table:style-name="ce16">
            <text:p><text:s/>19.608.274,34<text:s/></text:p>
          </table:table-cell>
          <table:table-cell office:value-type="float" office:value="6980235738.2700005" table:style-name="ce17">
            <text:p><text:s/>6.980.235.738,2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4491211.5999999996" table:style-name="ce16">
            <text:p><text:s/>4.491.211,60<text:s/></text:p>
          </table:table-cell>
          <table:table-cell office:value-type="float" office:value="14735720.880000001" table:style-name="ce16">
            <text:p><text:s/>14.735.720,88<text:s/></text:p>
          </table:table-cell>
          <table:table-cell office:value-type="float" office:value="122676380.5" table:style-name="ce16">
            <text:p><text:s/>122.676.380,50<text:s/></text:p>
          </table:table-cell>
          <table:table-cell office:value-type="float" office:value="5976354.5599999996" table:style-name="ce16">
            <text:p><text:s/>5.976.354,56<text:s/></text:p>
          </table:table-cell>
          <table:table-cell office:value-type="float" office:value="149585628.56999999" table:style-name="ce16">
            <text:p><text:s/>149.585.628,57<text:s/></text:p>
          </table:table-cell>
          <table:table-cell office:value-type="float" office:value="89575458.799999997" table:style-name="ce16">
            <text:p><text:s/>89.575.458,80<text:s/></text:p>
          </table:table-cell>
          <table:table-cell office:value-type="float" office:value="209829131.71000001" table:style-name="ce16">
            <text:p><text:s/>209.829.131,71<text:s/></text:p>
          </table:table-cell>
          <table:table-cell office:value-type="float" office:value="70586744.129999995" table:style-name="ce16">
            <text:p><text:s/>70.586.744,13<text:s/></text:p>
          </table:table-cell>
          <table:table-cell office:value-type="float" office:value="81783855.409999996" table:style-name="ce16">
            <text:p><text:s/>81.783.855,41<text:s/></text:p>
          </table:table-cell>
          <table:table-cell office:value-type="float" office:value="26943146.489999998" table:style-name="ce16">
            <text:p><text:s/>26.943.146,49<text:s/></text:p>
          </table:table-cell>
          <table:table-cell office:value-type="float" office:value="339480759.42000002" table:style-name="ce16">
            <text:p><text:s/>339.480.759,42<text:s/></text:p>
          </table:table-cell>
          <table:table-cell office:value-type="float" office:value="32121704.300000001" table:style-name="ce16">
            <text:p><text:s/>32.121.704,30<text:s/></text:p>
          </table:table-cell>
          <table:table-cell office:value-type="float" office:value="72141213.030000001" table:style-name="ce16">
            <text:p><text:s/>72.141.213,03<text:s/></text:p>
          </table:table-cell>
          <table:table-cell office:value-type="float" office:value="62995608.450000003" table:style-name="ce16">
            <text:p><text:s/>62.995.608,45<text:s/></text:p>
          </table:table-cell>
          <table:table-cell office:value-type="float" office:value="24919009.649999999" table:style-name="ce16">
            <text:p><text:s/>24.919.009,65<text:s/></text:p>
          </table:table-cell>
          <table:table-cell office:value-type="float" office:value="97218371.340000004" table:style-name="ce16">
            <text:p><text:s/>97.218.371,34<text:s/></text:p>
          </table:table-cell>
          <table:table-cell office:value-type="float" office:value="17442909.48" table:style-name="ce16">
            <text:p><text:s/>17.442.909,48<text:s/></text:p>
          </table:table-cell>
          <table:table-cell office:value-type="float" office:value="284345508.49000001" table:style-name="ce16">
            <text:p><text:s/>284.345.508,49<text:s/></text:p>
          </table:table-cell>
          <table:table-cell office:value-type="float" office:value="1098770406.9100001" table:style-name="ce16">
            <text:p><text:s/>1.098.770.406,91<text:s/></text:p>
          </table:table-cell>
          <table:table-cell office:value-type="float" office:value="22826088.34" table:style-name="ce16">
            <text:p><text:s/>22.826.088,34<text:s/></text:p>
          </table:table-cell>
          <table:table-cell office:value-type="float" office:value="13627815.779999999" table:style-name="ce16">
            <text:p><text:s/>13.627.815,78<text:s/></text:p>
          </table:table-cell>
          <table:table-cell office:value-type="float" office:value="5680849.8799999999" table:style-name="ce16">
            <text:p><text:s/>5.680.849,88<text:s/></text:p>
          </table:table-cell>
          <table:table-cell office:value-type="float" office:value="269911170.87" table:style-name="ce16">
            <text:p><text:s/>269.911.170,87<text:s/></text:p>
          </table:table-cell>
          <table:table-cell office:value-type="float" office:value="220825196.62" table:style-name="ce16">
            <text:p><text:s/>220.825.196,62<text:s/></text:p>
          </table:table-cell>
          <table:table-cell office:value-type="float" office:value="18104993.649999999" table:style-name="ce16">
            <text:p><text:s/>18.104.993,65<text:s/></text:p>
          </table:table-cell>
          <table:table-cell office:value-type="float" office:value="2221814913.8299999" table:style-name="ce16">
            <text:p><text:s/>2.221.814.913,83<text:s/></text:p>
          </table:table-cell>
          <table:table-cell office:value-type="float" office:value="11151599.67" table:style-name="ce16">
            <text:p><text:s/>11.151.599,67<text:s/></text:p>
          </table:table-cell>
          <table:table-cell office:value-type="float" office:value="5589561752.3600006" table:style-name="ce17">
            <text:p><text:s/>5.589.561.752,3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6184.07" table:style-name="ce16">
            <text:p><text:s/>6.184,07<text:s/></text:p>
          </table:table-cell>
          <table:table-cell office:value-type="float" office:value="5502.44" table:style-name="ce16">
            <text:p><text:s/>5.502,44<text:s/></text:p>
          </table:table-cell>
          <table:table-cell office:value-type="float" office:value="178635.97" table:style-name="ce16">
            <text:p><text:s/>178.635,97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373339.92" table:style-name="ce16">
            <text:p><text:s/>1.373.339,92<text:s/></text:p>
          </table:table-cell>
          <table:table-cell office:value-type="float" office:value="14624632.25" table:style-name="ce16">
            <text:p><text:s/>14.624.632,25<text:s/></text:p>
          </table:table-cell>
          <table:table-cell office:value-type="float" office:value="27576016.640000001" table:style-name="ce16">
            <text:p><text:s/>27.576.016,64<text:s/></text:p>
          </table:table-cell>
          <table:table-cell office:value-type="float" office:value="5818211.6600000001" table:style-name="ce16">
            <text:p><text:s/>5.818.211,66<text:s/></text:p>
          </table:table-cell>
          <table:table-cell office:value-type="float" office:value="619985.17000000004" table:style-name="ce16">
            <text:p><text:s/>619.985,17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6554307.0800000001" table:style-name="ce16">
            <text:p><text:s/>6.554.307,08<text:s/></text:p>
          </table:table-cell>
          <table:table-cell office:value-type="float" office:value="49201.45" table:style-name="ce16">
            <text:p><text:s/>49.201,45<text:s/></text:p>
          </table:table-cell>
          <table:table-cell office:value-type="float" office:value="218187.88" table:style-name="ce16">
            <text:p><text:s/>218.187,88<text:s/></text:p>
          </table:table-cell>
          <table:table-cell office:value-type="float" office:value="17627654.48" table:style-name="ce16">
            <text:p><text:s/>17.627.654,48<text:s/></text:p>
          </table:table-cell>
          <table:table-cell office:value-type="float" office:value="2359.3000000000002" table:style-name="ce16">
            <text:p><text:s/>2.359,30<text:s/></text:p>
          </table:table-cell>
          <table:table-cell office:value-type="float" office:value="231644.7" table:style-name="ce16">
            <text:p><text:s/>231.644,70<text:s/></text:p>
          </table:table-cell>
          <table:table-cell office:value-type="float" office:value="1922.02" table:style-name="ce16">
            <text:p><text:s/>1.922,02<text:s/></text:p>
          </table:table-cell>
          <table:table-cell office:value-type="float" office:value="10276447.050000001" table:style-name="ce16">
            <text:p><text:s/>10.276.447,05<text:s/></text:p>
          </table:table-cell>
          <table:table-cell office:value-type="float" office:value="161156000.36000001" table:style-name="ce16">
            <text:p><text:s/>161.156.000,36<text:s/></text:p>
          </table:table-cell>
          <table:table-cell office:value-type="float" office:value="13290.69" table:style-name="ce16">
            <text:p><text:s/>13.290,69<text:s/></text:p>
          </table:table-cell>
          <table:table-cell office:value-type="float" office:value="198824.68" table:style-name="ce16">
            <text:p><text:s/>198.824,68<text:s/></text:p>
          </table:table-cell>
          <table:table-cell office:value-type="float" office:value="1697.89" table:style-name="ce16">
            <text:p><text:s/>1.697,89<text:s/></text:p>
          </table:table-cell>
          <table:table-cell office:value-type="float" office:value="29685259.620000001" table:style-name="ce16">
            <text:p><text:s/>29.685.259,62<text:s/></text:p>
          </table:table-cell>
          <table:table-cell office:value-type="float" office:value="2026538.04" table:style-name="ce16">
            <text:p><text:s/>2.026.538,04<text:s/></text:p>
          </table:table-cell>
          <table:table-cell office:value-type="float" office:value="901186.1" table:style-name="ce16">
            <text:p><text:s/>901.186,10<text:s/></text:p>
          </table:table-cell>
          <table:table-cell office:value-type="float" office:value="462525893.16000003" table:style-name="ce16">
            <text:p><text:s/>462.525.893,16<text:s/></text:p>
          </table:table-cell>
          <table:table-cell office:value-type="float" office:value="23732.32" table:style-name="ce16">
            <text:p><text:s/>23.732,32<text:s/></text:p>
          </table:table-cell>
          <table:table-cell office:value-type="float" office:value="741696654.94000018" table:style-name="ce17">
            <text:p><text:s/>741.696.654,9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4485027.53" table:style-name="ce16">
            <text:p><text:s/>4.485.027,53<text:s/></text:p>
          </table:table-cell>
          <table:table-cell office:value-type="float" office:value="14730218.439999999" table:style-name="ce16">
            <text:p><text:s/>14.730.218,44<text:s/></text:p>
          </table:table-cell>
          <table:table-cell office:value-type="float" office:value="122497744.53" table:style-name="ce16">
            <text:p><text:s/>122.497.744,53<text:s/></text:p>
          </table:table-cell>
          <table:table-cell office:value-type="float" office:value="5976354.5599999996" table:style-name="ce16">
            <text:p><text:s/>5.976.354,56<text:s/></text:p>
          </table:table-cell>
          <table:table-cell office:value-type="float" office:value="148212288.65000001" table:style-name="ce16">
            <text:p><text:s/>148.212.288,65<text:s/></text:p>
          </table:table-cell>
          <table:table-cell office:value-type="float" office:value="74950826.549999997" table:style-name="ce16">
            <text:p><text:s/>74.950.826,55<text:s/></text:p>
          </table:table-cell>
          <table:table-cell office:value-type="float" office:value="182253115.06999999" table:style-name="ce16">
            <text:p><text:s/>182.253.115,07<text:s/></text:p>
          </table:table-cell>
          <table:table-cell office:value-type="float" office:value="64768532.469999999" table:style-name="ce16">
            <text:p><text:s/>64.768.532,47<text:s/></text:p>
          </table:table-cell>
          <table:table-cell office:value-type="float" office:value="81163870.239999995" table:style-name="ce16">
            <text:p><text:s/>81.163.870,24<text:s/></text:p>
          </table:table-cell>
          <table:table-cell office:value-type="float" office:value="26943146.489999998" table:style-name="ce16">
            <text:p><text:s/>26.943.146,49<text:s/></text:p>
          </table:table-cell>
          <table:table-cell office:value-type="float" office:value="332926452.33999997" table:style-name="ce16">
            <text:p><text:s/>332.926.452,34<text:s/></text:p>
          </table:table-cell>
          <table:table-cell office:value-type="float" office:value="32072502.850000001" table:style-name="ce16">
            <text:p><text:s/>32.072.502,85<text:s/></text:p>
          </table:table-cell>
          <table:table-cell office:value-type="float" office:value="71923025.149999991" table:style-name="ce16">
            <text:p><text:s/>71.923.025,15<text:s/></text:p>
          </table:table-cell>
          <table:table-cell office:value-type="float" office:value="45367953.969999999" table:style-name="ce16">
            <text:p><text:s/>45.367.953,97<text:s/></text:p>
          </table:table-cell>
          <table:table-cell office:value-type="float" office:value="24916650.350000001" table:style-name="ce16">
            <text:p><text:s/>24.916.650,35<text:s/></text:p>
          </table:table-cell>
          <table:table-cell office:value-type="float" office:value="96986726.640000001" table:style-name="ce16">
            <text:p><text:s/>96.986.726,64<text:s/></text:p>
          </table:table-cell>
          <table:table-cell office:value-type="float" office:value="17440987.459999997" table:style-name="ce16">
            <text:p><text:s/>17.440.987,46<text:s/></text:p>
          </table:table-cell>
          <table:table-cell office:value-type="float" office:value="274069061.44" table:style-name="ce16">
            <text:p><text:s/>274.069.061,44<text:s/></text:p>
          </table:table-cell>
          <table:table-cell office:value-type="float" office:value="937614406.54999995" table:style-name="ce16">
            <text:p><text:s/>937.614.406,55<text:s/></text:p>
          </table:table-cell>
          <table:table-cell office:value-type="float" office:value="22812797.649999999" table:style-name="ce16">
            <text:p><text:s/>22.812.797,65<text:s/></text:p>
          </table:table-cell>
          <table:table-cell office:value-type="float" office:value="13428991.100000001" table:style-name="ce16">
            <text:p><text:s/>13.428.991,10<text:s/></text:p>
          </table:table-cell>
          <table:table-cell office:value-type="float" office:value="5679151.9900000002" table:style-name="ce16">
            <text:p><text:s/>5.679.151,99<text:s/></text:p>
          </table:table-cell>
          <table:table-cell office:value-type="float" office:value="240225911.25" table:style-name="ce16">
            <text:p><text:s/>240.225.911,25<text:s/></text:p>
          </table:table-cell>
          <table:table-cell office:value-type="float" office:value="218798658.57999998" table:style-name="ce16">
            <text:p><text:s/>218.798.658,58<text:s/></text:p>
          </table:table-cell>
          <table:table-cell office:value-type="float" office:value="17203807.550000001" table:style-name="ce16">
            <text:p><text:s/>17.203.807,55<text:s/></text:p>
          </table:table-cell>
          <table:table-cell office:value-type="float" office:value="1759289020.6700001" table:style-name="ce16">
            <text:p><text:s/>1.759.289.020,67<text:s/></text:p>
          </table:table-cell>
          <table:table-cell office:value-type="float" office:value="11127867.350000001" table:style-name="ce16">
            <text:p><text:s/>11.127.867,35<text:s/></text:p>
          </table:table-cell>
          <table:table-cell office:value-type="float" office:value="4847865097.4200001" table:style-name="ce17">
            <text:p><text:s/>4.847.865.097,4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2288.59" table:style-name="ce16">
            <text:p><text:s/>12.288,59<text:s/></text:p>
          </table:table-cell>
          <table:table-cell office:value-type="float" office:value="2034050.6" table:style-name="ce16">
            <text:p><text:s/>2.034.050,6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302555.2" table:style-name="ce16">
            <text:p><text:s/>3.302.555,2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839765.57" table:style-name="ce16">
            <text:p><text:s/>839.765,57<text:s/></text:p>
          </table:table-cell>
          <table:table-cell office:value-type="float" office:value="4870.1099999999997" table:style-name="ce16">
            <text:p><text:s/>4.870,11<text:s/></text:p>
          </table:table-cell>
          <table:table-cell office:value-type="float" office:value="4361106.8899999997" table:style-name="ce16">
            <text:p><text:s/>4.361.106,89<text:s/></text:p>
          </table:table-cell>
          <table:table-cell office:value-type="float" office:value="370.84" table:style-name="ce16">
            <text:p><text:s/>370,84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95248.37" table:style-name="ce16">
            <text:p><text:s/>195.248,37<text:s/></text:p>
          </table:table-cell>
          <table:table-cell office:value-type="float" office:value="2905277.4" table:style-name="ce16">
            <text:p><text:s/>2.905.277,4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763210.61" table:style-name="ce16">
            <text:p><text:s/>763.210,61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3081525.9" table:style-name="ce16">
            <text:p><text:s/>3.081.525,90<text:s/></text:p>
          </table:table-cell>
          <table:table-cell office:value-type="float" office:value="187338452.52000001" table:style-name="ce16">
            <text:p><text:s/>187.338.452,52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11250.45" table:style-name="ce16">
            <text:p><text:s/>11.250,45<text:s/></text:p>
          </table:table-cell>
          <table:table-cell office:value-type="float" office:value="1620" table:style-name="ce16">
            <text:p><text:s/>1.620,00<text:s/></text:p>
          </table:table-cell>
          <table:table-cell office:value-type="float" office:value="0" table:style-name="ce16">
            <text:p><text:s/>-00<text:s/></text:p>
          </table:table-cell>
          <table:table-cell office:value-type="float" office:value="8755527.0099999998" table:style-name="ce16">
            <text:p><text:s/>8.755.527,01<text:s/></text:p>
          </table:table-cell>
          <table:table-cell office:value-type="float" office:value="354.82" table:style-name="ce16">
            <text:p><text:s/>354,82<text:s/></text:p>
          </table:table-cell>
          <table:table-cell office:value-type="float" office:value="213607474.88" table:style-name="ce17">
            <text:p><text:s/>213.607.474,8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8143871.2199999997" table:style-name="ce16">
            <text:p><text:s/>8.143.871,22<text:s/></text:p>
          </table:table-cell>
          <table:table-cell office:value-type="float" office:value="27446950.68" table:style-name="ce16">
            <text:p><text:s/>27.446.950,68<text:s/></text:p>
          </table:table-cell>
          <table:table-cell office:value-type="float" office:value="27018806.890000001" table:style-name="ce16">
            <text:p><text:s/>27.018.806,89<text:s/></text:p>
          </table:table-cell>
          <table:table-cell office:value-type="float" office:value="24292914.68" table:style-name="ce16">
            <text:p><text:s/>24.292.914,68<text:s/></text:p>
          </table:table-cell>
          <table:table-cell office:value-type="float" office:value="76619170.549999997" table:style-name="ce16">
            <text:p><text:s/>76.619.170,55<text:s/></text:p>
          </table:table-cell>
          <table:table-cell office:value-type="float" office:value="55537896.399999999" table:style-name="ce16">
            <text:p><text:s/>55.537.896,40<text:s/></text:p>
          </table:table-cell>
          <table:table-cell office:value-type="float" office:value="1536791532.8899999" table:style-name="ce16">
            <text:p><text:s/>1.536.791.532,89<text:s/></text:p>
          </table:table-cell>
          <table:table-cell office:value-type="float" office:value="33054549.98" table:style-name="ce16">
            <text:p><text:s/>33.054.549,98<text:s/></text:p>
          </table:table-cell>
          <table:table-cell office:value-type="float" office:value="33015277.140000001" table:style-name="ce16">
            <text:p><text:s/>33.015.277,14<text:s/></text:p>
          </table:table-cell>
          <table:table-cell office:value-type="float" office:value="30796898.010000002" table:style-name="ce16">
            <text:p><text:s/>30.796.898,01<text:s/></text:p>
          </table:table-cell>
          <table:table-cell office:value-type="float" office:value="187792992.61000001" table:style-name="ce16">
            <text:p><text:s/>187.792.992,61<text:s/></text:p>
          </table:table-cell>
          <table:table-cell office:value-type="float" office:value="26198618.039999999" table:style-name="ce16">
            <text:p><text:s/>26.198.618,04<text:s/></text:p>
          </table:table-cell>
          <table:table-cell office:value-type="float" office:value="27915271.079999998" table:style-name="ce16">
            <text:p><text:s/>27.915.271,08<text:s/></text:p>
          </table:table-cell>
          <table:table-cell office:value-type="float" office:value="54299424.240000002" table:style-name="ce16">
            <text:p><text:s/>54.299.424,24<text:s/></text:p>
          </table:table-cell>
          <table:table-cell office:value-type="float" office:value="57068185.600000001" table:style-name="ce16">
            <text:p><text:s/>57.068.185,60<text:s/></text:p>
          </table:table-cell>
          <table:table-cell office:value-type="float" office:value="121797822.75" table:style-name="ce16">
            <text:p><text:s/>121.797.822,75<text:s/></text:p>
          </table:table-cell>
          <table:table-cell office:value-type="float" office:value="25105702.539999999" table:style-name="ce16">
            <text:p><text:s/>25.105.702,54<text:s/></text:p>
          </table:table-cell>
          <table:table-cell office:value-type="float" office:value="84911288.180000007" table:style-name="ce16">
            <text:p><text:s/>84.911.288,18<text:s/></text:p>
          </table:table-cell>
          <table:table-cell office:value-type="float" office:value="310792368.81" table:style-name="ce16">
            <text:p><text:s/>310.792.368,81<text:s/></text:p>
          </table:table-cell>
          <table:table-cell office:value-type="float" office:value="46108490.539999999" table:style-name="ce16">
            <text:p><text:s/>46.108.490,54<text:s/></text:p>
          </table:table-cell>
          <table:table-cell office:value-type="float" office:value="27230494.43" table:style-name="ce16">
            <text:p><text:s/>27.230.494,43<text:s/></text:p>
          </table:table-cell>
          <table:table-cell office:value-type="float" office:value="14566030.67" table:style-name="ce16">
            <text:p><text:s/>14.566.030,67<text:s/></text:p>
          </table:table-cell>
          <table:table-cell office:value-type="float" office:value="151906802.12" table:style-name="ce16">
            <text:p><text:s/>151.906.802,12<text:s/></text:p>
          </table:table-cell>
          <table:table-cell office:value-type="float" office:value="68299918.200000003" table:style-name="ce16">
            <text:p><text:s/>68.299.918,20<text:s/></text:p>
          </table:table-cell>
          <table:table-cell office:value-type="float" office:value="21736892.379999999" table:style-name="ce16">
            <text:p><text:s/>21.736.892,38<text:s/></text:p>
          </table:table-cell>
          <table:table-cell office:value-type="float" office:value="171464896.75999999" table:style-name="ce16">
            <text:p><text:s/>171.464.896,76<text:s/></text:p>
          </table:table-cell>
          <table:table-cell office:value-type="float" office:value="11932999.35" table:style-name="ce16">
            <text:p><text:s/>11.932.999,35<text:s/></text:p>
          </table:table-cell>
          <table:table-cell office:value-type="float" office:value="3261846066.7399993" table:style-name="ce17">
            <text:p><text:s/>3.261.846.066,7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380586.29" table:style-name="ce16">
            <text:p><text:s/>380.586,29<text:s/></text:p>
          </table:table-cell>
          <table:table-cell office:value-type="float" office:value="1325714.9799999997" table:style-name="ce16">
            <text:p><text:s/>1.325.714,98<text:s/></text:p>
          </table:table-cell>
          <table:table-cell office:value-type="float" office:value="9695643.0499999989" table:style-name="ce16">
            <text:p><text:s/>9.695.643,05<text:s/></text:p>
          </table:table-cell>
          <table:table-cell office:value-type="float" office:value="4704380.9799999995" table:style-name="ce16">
            <text:p><text:s/>4.704.380,98<text:s/></text:p>
          </table:table-cell>
          <table:table-cell office:value-type="float" office:value="41228409.810000002" table:style-name="ce16">
            <text:p><text:s/>41.228.409,81<text:s/></text:p>
          </table:table-cell>
          <table:table-cell office:value-type="float" office:value="13017543.09" table:style-name="ce16">
            <text:p><text:s/>13.017.543,09<text:s/></text:p>
          </table:table-cell>
          <table:table-cell office:value-type="float" office:value="489086634.73000002" table:style-name="ce16">
            <text:p><text:s/>489.086.634,73<text:s/></text:p>
          </table:table-cell>
          <table:table-cell office:value-type="float" office:value="9726875.3800000008" table:style-name="ce16">
            <text:p><text:s/>9.726.875,38<text:s/></text:p>
          </table:table-cell>
          <table:table-cell office:value-type="float" office:value="15040241.969999999" table:style-name="ce16">
            <text:p><text:s/>15.040.241,97<text:s/></text:p>
          </table:table-cell>
          <table:table-cell office:value-type="float" office:value="3685036.2100000004" table:style-name="ce16">
            <text:p><text:s/>3.685.036,21<text:s/></text:p>
          </table:table-cell>
          <table:table-cell office:value-type="float" office:value="11081168.469999999" table:style-name="ce16">
            <text:p><text:s/>11.081.168,47<text:s/></text:p>
          </table:table-cell>
          <table:table-cell office:value-type="float" office:value="534022.10999999987" table:style-name="ce16">
            <text:p><text:s/>534.022,11<text:s/></text:p>
          </table:table-cell>
          <table:table-cell office:value-type="float" office:value="2779783.1700000004" table:style-name="ce16">
            <text:p><text:s/>2.779.783,17<text:s/></text:p>
          </table:table-cell>
          <table:table-cell office:value-type="float" office:value="397036.15999999992" table:style-name="ce16">
            <text:p><text:s/>397.036,16<text:s/></text:p>
          </table:table-cell>
          <table:table-cell office:value-type="float" office:value="2603869.89" table:style-name="ce16">
            <text:p><text:s/>2.603.869,89<text:s/></text:p>
          </table:table-cell>
          <table:table-cell office:value-type="float" office:value="17343490.939999998" table:style-name="ce16">
            <text:p><text:s/>17.343.490,94<text:s/></text:p>
          </table:table-cell>
          <table:table-cell office:value-type="float" office:value="829240.54" table:style-name="ce16">
            <text:p><text:s/>829.240,54<text:s/></text:p>
          </table:table-cell>
          <table:table-cell office:value-type="float" office:value="27843163.789999999" table:style-name="ce16">
            <text:p><text:s/>27.843.163,79<text:s/></text:p>
          </table:table-cell>
          <table:table-cell office:value-type="float" office:value="249130156.84" table:style-name="ce16">
            <text:p><text:s/>249.130.156,84<text:s/></text:p>
          </table:table-cell>
          <table:table-cell office:value-type="float" office:value="2528891.4000000004" table:style-name="ce16">
            <text:p><text:s/>2.528.891,40<text:s/></text:p>
          </table:table-cell>
          <table:table-cell office:value-type="float" office:value="-669198.39999999991" table:style-name="ce16">
            <text:p>-669.198,40<text:s/></text:p>
          </table:table-cell>
          <table:table-cell office:value-type="float" office:value="916514.46000000008" table:style-name="ce16">
            <text:p><text:s/>916.514,46<text:s/></text:p>
          </table:table-cell>
          <table:table-cell office:value-type="float" office:value="21989279.650000002" table:style-name="ce16">
            <text:p><text:s/>21.989.279,65<text:s/></text:p>
          </table:table-cell>
          <table:table-cell office:value-type="float" office:value="26737313.330000002" table:style-name="ce16">
            <text:p><text:s/>26.737.313,33<text:s/></text:p>
          </table:table-cell>
          <table:table-cell office:value-type="float" office:value="996006.27" table:style-name="ce16">
            <text:p><text:s/>996.006,27<text:s/></text:p>
          </table:table-cell>
          <table:table-cell office:value-type="float" office:value="405244592.69" table:style-name="ce16">
            <text:p><text:s/>405.244.592,69<text:s/></text:p>
          </table:table-cell>
          <table:table-cell office:value-type="float" office:value="700293.28" table:style-name="ce16">
            <text:p><text:s/>700.293,28<text:s/></text:p>
          </table:table-cell>
          <table:table-cell office:value-type="float" office:value="1358876691.0799999" table:style-name="ce17">
            <text:p><text:s/>1.358.876.691,08<text:s/></text:p>
          </table:table-cell>
          <table:table-cell table:number-columns-repeated="16355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67174635.620000005" table:style-name="ce20">
            <text:p><text:s/>67.174.635,62<text:s/></text:p>
          </table:table-cell>
          <table:table-cell office:value-type="float" office:value="240360864.73999995" table:style-name="ce20">
            <text:p><text:s/>240.360.864,74<text:s/></text:p>
          </table:table-cell>
          <table:table-cell office:value-type="float" office:value="1284699181.3099999" table:style-name="ce20">
            <text:p><text:s/>1.284.699.181,31<text:s/></text:p>
          </table:table-cell>
          <table:table-cell office:value-type="float" office:value="71439497.540000007" table:style-name="ce20">
            <text:p><text:s/>71.439.497,54<text:s/></text:p>
          </table:table-cell>
          <table:table-cell office:value-type="float" office:value="2025418302.8399997" table:style-name="ce20">
            <text:p><text:s/>2.025.418.302,84<text:s/></text:p>
          </table:table-cell>
          <table:table-cell office:value-type="float" office:value="1124203634.1800001" table:style-name="ce20">
            <text:p><text:s/>1.124.203.634,18<text:s/></text:p>
          </table:table-cell>
          <table:table-cell office:value-type="float" office:value="7836318895.7299995" table:style-name="ce20">
            <text:p><text:s/>7.836.318.895,73<text:s/></text:p>
          </table:table-cell>
          <table:table-cell office:value-type="float" office:value="1384422958.8099999" table:style-name="ce20">
            <text:p><text:s/>1.384.422.958,81<text:s/></text:p>
          </table:table-cell>
          <table:table-cell office:value-type="float" office:value="1067807182.75" table:style-name="ce20">
            <text:p><text:s/>1.067.807.182,75<text:s/></text:p>
          </table:table-cell>
          <table:table-cell office:value-type="float" office:value="491851375.22000003" table:style-name="ce20">
            <text:p><text:s/>491.851.375,22<text:s/></text:p>
          </table:table-cell>
          <table:table-cell office:value-type="float" office:value="4865760349.2700005" table:style-name="ce20">
            <text:p><text:s/>4.865.760.349,27<text:s/></text:p>
          </table:table-cell>
          <table:table-cell office:value-type="float" office:value="452826903.91999996" table:style-name="ce20">
            <text:p><text:s/>452.826.903,92<text:s/></text:p>
          </table:table-cell>
          <table:table-cell office:value-type="float" office:value="622657628.08000004" table:style-name="ce20">
            <text:p><text:s/>622.657.628,08<text:s/></text:p>
          </table:table-cell>
          <table:table-cell office:value-type="float" office:value="660501749.11000001" table:style-name="ce20">
            <text:p><text:s/>660.501.749,11<text:s/></text:p>
          </table:table-cell>
          <table:table-cell office:value-type="float" office:value="344521615.49000001" table:style-name="ce20">
            <text:p><text:s/>344.521.615,49<text:s/></text:p>
          </table:table-cell>
          <table:table-cell office:value-type="float" office:value="1576436055.3" table:style-name="ce20">
            <text:p><text:s/>1.576.436.055,30<text:s/></text:p>
          </table:table-cell>
          <table:table-cell office:value-type="float" office:value="215450816.87" table:style-name="ce20">
            <text:p><text:s/>215.450.816,87<text:s/></text:p>
          </table:table-cell>
          <table:table-cell office:value-type="float" office:value="3965973169.5200005" table:style-name="ce20">
            <text:p><text:s/>3.965.973.169,52<text:s/></text:p>
          </table:table-cell>
          <table:table-cell office:value-type="float" office:value="11117931681.48" table:style-name="ce20">
            <text:p><text:s/>11.117.931.681,48<text:s/></text:p>
          </table:table-cell>
          <table:table-cell office:value-type="float" office:value="350553346.97000003" table:style-name="ce20">
            <text:p><text:s/>350.553.346,97<text:s/></text:p>
          </table:table-cell>
          <table:table-cell office:value-type="float" office:value="183303564.82999998" table:style-name="ce20">
            <text:p><text:s/>183.303.564,83<text:s/></text:p>
          </table:table-cell>
          <table:table-cell office:value-type="float" office:value="68642405.929999992" table:style-name="ce20">
            <text:p><text:s/>68.642.405,93<text:s/></text:p>
          </table:table-cell>
          <table:table-cell office:value-type="float" office:value="4113174941.0500002" table:style-name="ce20">
            <text:p><text:s/>4.113.174.941,05<text:s/></text:p>
          </table:table-cell>
          <table:table-cell office:value-type="float" office:value="4126446707.4800005" table:style-name="ce20">
            <text:p><text:s/>4.126.446.707,48<text:s/></text:p>
          </table:table-cell>
          <table:table-cell office:value-type="float" office:value="218462872.16000003" table:style-name="ce20">
            <text:p><text:s/>218.462.872,16<text:s/></text:p>
          </table:table-cell>
          <table:table-cell office:value-type="float" office:value="33120866203.98" table:style-name="ce20">
            <text:p><text:s/>33.120.866.203,98<text:s/></text:p>
          </table:table-cell>
          <table:table-cell office:value-type="float" office:value="385431144.42000002" table:style-name="ce20">
            <text:p><text:s/>385.431.144,42<text:s/></text:p>
          </table:table-cell>
          <table:table-cell office:value-type="float" office:value="81982637684.600006" table:style-name="ce21">
            <text:p><text:s/>81.982.637.684,60<text:s/></text:p>
          </table:table-cell>
          <table:table-cell table:number-columns-repeated="16355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64030152.718539909" table:style-name="ce24">
            <text:p><text:s/>64.030.152,72<text:s/></text:p>
          </table:table-cell>
          <table:table-cell office:value-type="float" office:value="193747830.0959188" table:style-name="ce24">
            <text:p><text:s/>193.747.830,10<text:s/></text:p>
          </table:table-cell>
          <table:table-cell office:value-type="float" office:value="438217103.88206059" table:style-name="ce24">
            <text:p><text:s/>438.217.103,88<text:s/></text:p>
          </table:table-cell>
          <table:table-cell office:value-type="float" office:value="42653118.991406754" table:style-name="ce24">
            <text:p><text:s/>42.653.118,99<text:s/></text:p>
          </table:table-cell>
          <table:table-cell office:value-type="float" office:value="1253447326.1085155" table:style-name="ce24">
            <text:p><text:s/>1.253.447.326,11<text:s/></text:p>
          </table:table-cell>
          <table:table-cell office:value-type="float" office:value="912420417.39882469" table:style-name="ce24">
            <text:p><text:s/>912.420.417,40<text:s/></text:p>
          </table:table-cell>
          <table:table-cell office:value-type="float" office:value="1760566559.900604" table:style-name="ce24">
            <text:p><text:s/>1.760.566.559,90<text:s/></text:p>
          </table:table-cell>
          <table:table-cell office:value-type="float" office:value="636413181.0718261" table:style-name="ce24">
            <text:p><text:s/>636.413.181,07<text:s/></text:p>
          </table:table-cell>
          <table:table-cell office:value-type="float" office:value="810697190.83262467" table:style-name="ce24">
            <text:p><text:s/>810.697.190,83<text:s/></text:p>
          </table:table-cell>
          <table:table-cell office:value-type="float" office:value="358076730.77547777" table:style-name="ce24">
            <text:p><text:s/>358.076.730,78<text:s/></text:p>
          </table:table-cell>
          <table:table-cell office:value-type="float" office:value="3396282582.0010052" table:style-name="ce24">
            <text:p><text:s/>3.396.282.582,00<text:s/></text:p>
          </table:table-cell>
          <table:table-cell office:value-type="float" office:value="373208914.19945121" table:style-name="ce24">
            <text:p><text:s/>373.208.914,20<text:s/></text:p>
          </table:table-cell>
          <table:table-cell office:value-type="float" office:value="537756223.11117744" table:style-name="ce24">
            <text:p><text:s/>537.756.223,11<text:s/></text:p>
          </table:table-cell>
          <table:table-cell office:value-type="float" office:value="567020740.85855949" table:style-name="ce24">
            <text:p><text:s/>567.020.740,86<text:s/></text:p>
          </table:table-cell>
          <table:table-cell office:value-type="float" office:value="332284475.41819233" table:style-name="ce24">
            <text:p><text:s/>332.284.475,42<text:s/></text:p>
          </table:table-cell>
          <table:table-cell office:value-type="float" office:value="831520959.17669475" table:style-name="ce24">
            <text:p><text:s/>831.520.959,18<text:s/></text:p>
          </table:table-cell>
          <table:table-cell office:value-type="float" office:value="245436370.5514172" table:style-name="ce24">
            <text:p><text:s/>245.436.370,55<text:s/></text:p>
          </table:table-cell>
          <table:table-cell office:value-type="float" office:value="2384119489.1009202" table:style-name="ce24">
            <text:p><text:s/>2.384.119.489,10<text:s/></text:p>
          </table:table-cell>
          <table:table-cell office:value-type="float" office:value="4093454773.1986752" table:style-name="ce24">
            <text:p><text:s/>4.093.454.773,20<text:s/></text:p>
          </table:table-cell>
          <table:table-cell office:value-type="float" office:value="286384254.01189202" table:style-name="ce24">
            <text:p><text:s/>286.384.254,01<text:s/></text:p>
          </table:table-cell>
          <table:table-cell office:value-type="float" office:value="157739114.33204308" table:style-name="ce24">
            <text:p><text:s/>157.739.114,33<text:s/></text:p>
          </table:table-cell>
          <table:table-cell office:value-type="float" office:value="50952059.56348595" table:style-name="ce24">
            <text:p><text:s/>50.952.059,56<text:s/></text:p>
          </table:table-cell>
          <table:table-cell office:value-type="float" office:value="2333419769.8566656" table:style-name="ce24">
            <text:p><text:s/>2.333.419.769,86<text:s/></text:p>
          </table:table-cell>
          <table:table-cell office:value-type="float" office:value="1958293576.6666932" table:style-name="ce24">
            <text:p><text:s/>1.958.293.576,67<text:s/></text:p>
          </table:table-cell>
          <table:table-cell office:value-type="float" office:value="194637200.67421892" table:style-name="ce24">
            <text:p><text:s/>194.637.200,67<text:s/></text:p>
          </table:table-cell>
          <table:table-cell office:value-type="float" office:value="15663623648.324923" table:style-name="ce24">
            <text:p><text:s/>15.663.623.648,32<text:s/></text:p>
          </table:table-cell>
          <table:table-cell office:value-type="float" office:value="133582130.01819028" table:style-name="ce24">
            <text:p><text:s/>133.582.130,02<text:s/></text:p>
          </table:table-cell>
          <table:table-cell office:value-type="float" office:value="40009985892.839996" table:style-name="ce25">
            <text:p><text:s/>40.009.985.892,84<text:s/></text:p>
          </table:table-cell>
          <table:table-cell table:number-columns-repeated="16355" table:style-name="ce22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31204788.33853991" table:style-name="ce20">
            <text:p><text:s/>131.204.788,34<text:s/></text:p>
          </table:table-cell>
          <table:table-cell office:value-type="float" office:value="434108694.83591878" table:style-name="ce20">
            <text:p><text:s/>434.108.694,84<text:s/></text:p>
          </table:table-cell>
          <table:table-cell office:value-type="float" office:value="1722916285.1920605" table:style-name="ce20">
            <text:p><text:s/>1.722.916.285,19<text:s/></text:p>
          </table:table-cell>
          <table:table-cell office:value-type="float" office:value="114092616.53140676" table:style-name="ce20">
            <text:p><text:s/>114.092.616,53<text:s/></text:p>
          </table:table-cell>
          <table:table-cell office:value-type="float" office:value="3278865628.9485149" table:style-name="ce20">
            <text:p><text:s/>3.278.865.628,95<text:s/></text:p>
          </table:table-cell>
          <table:table-cell office:value-type="float" office:value="2036624051.5788248" table:style-name="ce20">
            <text:p><text:s/>2.036.624.051,58<text:s/></text:p>
          </table:table-cell>
          <table:table-cell office:value-type="float" office:value="9596885455.6306038" table:style-name="ce20">
            <text:p><text:s/>9.596.885.455,63<text:s/></text:p>
          </table:table-cell>
          <table:table-cell office:value-type="float" office:value="2020836139.8818259" table:style-name="ce20">
            <text:p><text:s/>2.020.836.139,88<text:s/></text:p>
          </table:table-cell>
          <table:table-cell office:value-type="float" office:value="1878504373.5826247" table:style-name="ce20">
            <text:p><text:s/>1.878.504.373,58<text:s/></text:p>
          </table:table-cell>
          <table:table-cell office:value-type="float" office:value="849928105.9954778" table:style-name="ce20">
            <text:p><text:s/>849.928.106,00<text:s/></text:p>
          </table:table-cell>
          <table:table-cell office:value-type="float" office:value="8262042931.2710056" table:style-name="ce20">
            <text:p><text:s/>8.262.042.931,27<text:s/></text:p>
          </table:table-cell>
          <table:table-cell office:value-type="float" office:value="826035818.11945117" table:style-name="ce20">
            <text:p><text:s/>826.035.818,12<text:s/></text:p>
          </table:table-cell>
          <table:table-cell office:value-type="float" office:value="1160413851.1911774" table:style-name="ce20">
            <text:p><text:s/>1.160.413.851,19<text:s/></text:p>
          </table:table-cell>
          <table:table-cell office:value-type="float" office:value="1227522489.9685595" table:style-name="ce20">
            <text:p><text:s/>1.227.522.489,97<text:s/></text:p>
          </table:table-cell>
          <table:table-cell office:value-type="float" office:value="676806090.9081924" table:style-name="ce20">
            <text:p><text:s/>676.806.090,91<text:s/></text:p>
          </table:table-cell>
          <table:table-cell office:value-type="float" office:value="2407957014.4766946" table:style-name="ce20">
            <text:p><text:s/>2.407.957.014,48<text:s/></text:p>
          </table:table-cell>
          <table:table-cell office:value-type="float" office:value="460887187.42141724" table:style-name="ce20">
            <text:p><text:s/>460.887.187,42<text:s/></text:p>
          </table:table-cell>
          <table:table-cell office:value-type="float" office:value="6350092658.6209202" table:style-name="ce20">
            <text:p><text:s/>6.350.092.658,62<text:s/></text:p>
          </table:table-cell>
          <table:table-cell office:value-type="float" office:value="15211386454.678675" table:style-name="ce20">
            <text:p><text:s/>15.211.386.454,68<text:s/></text:p>
          </table:table-cell>
          <table:table-cell office:value-type="float" office:value="636937600.98189211" table:style-name="ce20">
            <text:p><text:s/>636.937.600,98<text:s/></text:p>
          </table:table-cell>
          <table:table-cell office:value-type="float" office:value="341042679.16204309" table:style-name="ce20">
            <text:p><text:s/>341.042.679,16<text:s/></text:p>
          </table:table-cell>
          <table:table-cell office:value-type="float" office:value="119594465.49348594" table:style-name="ce20">
            <text:p><text:s/>119.594.465,49<text:s/></text:p>
          </table:table-cell>
          <table:table-cell office:value-type="float" office:value="6446594710.9066658" table:style-name="ce20">
            <text:p><text:s/>6.446.594.710,91<text:s/></text:p>
          </table:table-cell>
          <table:table-cell office:value-type="float" office:value="6084740284.1466942" table:style-name="ce20">
            <text:p><text:s/>6.084.740.284,15<text:s/></text:p>
          </table:table-cell>
          <table:table-cell office:value-type="float" office:value="413100072.83421898" table:style-name="ce20">
            <text:p><text:s/>413.100.072,83<text:s/></text:p>
          </table:table-cell>
          <table:table-cell office:value-type="float" office:value="48784489852.304924" table:style-name="ce20">
            <text:p><text:s/>48.784.489.852,30<text:s/></text:p>
          </table:table-cell>
          <table:table-cell office:value-type="float" office:value="519013274.43819028" table:style-name="ce20">
            <text:p><text:s/>519.013.274,44<text:s/></text:p>
          </table:table-cell>
          <table:table-cell office:value-type="float" office:value="121992623577.44" table:style-name="ce21">
            <text:p><text:s/>121.992.623.577,44<text:s/></text:p>
          </table:table-cell>
          <table:table-cell table:number-columns-repeated="16355"/>
        </table:table-row>
        <table:table-row table:style-name="ro9">
          <table:table-cell office:value-type="string" table:style-name="ce23">
            <text:p>ADMINISTRADAS POR OUTROS ÓRGÃOS [D]</text:p>
          </table:table-cell>
          <table:table-cell office:value-type="float" office:value="597731.15546715504" table:style-name="ce26">
            <text:p><text:s/>597.731,16<text:s/></text:p>
          </table:table-cell>
          <table:table-cell office:value-type="float" office:value="2861395.163863861" table:style-name="ce26">
            <text:p><text:s/>2.861.395,16<text:s/></text:p>
          </table:table-cell>
          <table:table-cell office:value-type="float" office:value="2079676.7323334494" table:style-name="ce26">
            <text:p><text:s/>2.079.676,73<text:s/></text:p>
          </table:table-cell>
          <table:table-cell office:value-type="float" office:value="585359.23003255704" table:style-name="ce26">
            <text:p><text:s/>585.359,23<text:s/></text:p>
          </table:table-cell>
          <table:table-cell office:value-type="float" office:value="8412258.9711663127" table:style-name="ce26">
            <text:p><text:s/>8.412.258,97<text:s/></text:p>
          </table:table-cell>
          <table:table-cell office:value-type="float" office:value="14517557.379784618" table:style-name="ce26">
            <text:p><text:s/>14.517.557,38<text:s/></text:p>
          </table:table-cell>
          <table:table-cell office:value-type="float" office:value="14344216.548495017" table:style-name="ce26">
            <text:p><text:s/>14.344.216,55<text:s/></text:p>
          </table:table-cell>
          <table:table-cell office:value-type="float" office:value="7159065.6392076891" table:style-name="ce26">
            <text:p><text:s/>7.159.065,64<text:s/></text:p>
          </table:table-cell>
          <table:table-cell office:value-type="float" office:value="4721567.3033790682" table:style-name="ce26">
            <text:p><text:s/>4.721.567,30<text:s/></text:p>
          </table:table-cell>
          <table:table-cell office:value-type="float" office:value="3010672.1995499539" table:style-name="ce26">
            <text:p><text:s/>3.010.672,20<text:s/></text:p>
          </table:table-cell>
          <table:table-cell office:value-type="float" office:value="32191515.787597056" table:style-name="ce26">
            <text:p><text:s/>32.191.515,79<text:s/></text:p>
          </table:table-cell>
          <table:table-cell office:value-type="float" office:value="3013293.5329969693" table:style-name="ce26">
            <text:p><text:s/>3.013.293,53<text:s/></text:p>
          </table:table-cell>
          <table:table-cell office:value-type="float" office:value="6421767.8779075462" table:style-name="ce26">
            <text:p><text:s/>6.421.767,88<text:s/></text:p>
          </table:table-cell>
          <table:table-cell office:value-type="float" office:value="4151936.9438565997" table:style-name="ce26">
            <text:p><text:s/>4.151.936,94<text:s/></text:p>
          </table:table-cell>
          <table:table-cell office:value-type="float" office:value="2687869.7771859346" table:style-name="ce26">
            <text:p><text:s/>2.687.869,78<text:s/></text:p>
          </table:table-cell>
          <table:table-cell office:value-type="float" office:value="11964956.458954085" table:style-name="ce26">
            <text:p><text:s/>11.964.956,46<text:s/></text:p>
          </table:table-cell>
          <table:table-cell office:value-type="float" office:value="1581653.3370856834" table:style-name="ce26">
            <text:p><text:s/>1.581.653,34<text:s/></text:p>
          </table:table-cell>
          <table:table-cell office:value-type="float" office:value="18923889.730989851" table:style-name="ce26">
            <text:p><text:s/>18.923.889,73<text:s/></text:p>
          </table:table-cell>
          <table:table-cell office:value-type="float" office:value="2235090367.893609" table:style-name="ce26">
            <text:p><text:s/>2.235.090.367,89<text:s/></text:p>
          </table:table-cell>
          <table:table-cell office:value-type="float" office:value="7202279.5803471357" table:style-name="ce26">
            <text:p><text:s/>7.202.279,58<text:s/></text:p>
          </table:table-cell>
          <table:table-cell office:value-type="float" office:value="1018243.0734556004" table:style-name="ce26">
            <text:p><text:s/>1.018.243,07<text:s/></text:p>
          </table:table-cell>
          <table:table-cell office:value-type="float" office:value="360641.21413648652" table:style-name="ce26">
            <text:p><text:s/>360.641,21<text:s/></text:p>
          </table:table-cell>
          <table:table-cell office:value-type="float" office:value="24519710.793359764" table:style-name="ce26">
            <text:p><text:s/>24.519.710,79<text:s/></text:p>
          </table:table-cell>
          <table:table-cell office:value-type="float" office:value="16098357.309092842" table:style-name="ce26">
            <text:p><text:s/>16.098.357,31<text:s/></text:p>
          </table:table-cell>
          <table:table-cell office:value-type="float" office:value="2547917.582753181" table:style-name="ce26">
            <text:p><text:s/>2.547.917,58<text:s/></text:p>
          </table:table-cell>
          <table:table-cell office:value-type="float" office:value="84063705.341032714" table:style-name="ce26">
            <text:p><text:s/>84.063.705,34<text:s/></text:p>
          </table:table-cell>
          <table:table-cell office:value-type="float" office:value="1836420.1023605354" table:style-name="ce26">
            <text:p><text:s/>1.836.420,10<text:s/></text:p>
          </table:table-cell>
          <table:table-cell office:value-type="float" office:value="2511964026.6600008" table:style-name="ce27">
            <text:p><text:s/>2.511.964.026,66<text:s/></text:p>
          </table:table-cell>
          <table:table-cell table:number-columns-repeated="16355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31802519.49400707" table:style-name="ce20">
            <text:p><text:s/>131.802.519,49<text:s/></text:p>
          </table:table-cell>
          <table:table-cell office:value-type="float" office:value="436970089.99978262" table:style-name="ce20">
            <text:p><text:s/>436.970.090,00<text:s/></text:p>
          </table:table-cell>
          <table:table-cell office:value-type="float" office:value="1724995961.9243939" table:style-name="ce20">
            <text:p><text:s/>1.724.995.961,92<text:s/></text:p>
          </table:table-cell>
          <table:table-cell office:value-type="float" office:value="114677975.76143932" table:style-name="ce20">
            <text:p><text:s/>114.677.975,76<text:s/></text:p>
          </table:table-cell>
          <table:table-cell office:value-type="float" office:value="3287277887.9196811" table:style-name="ce20">
            <text:p><text:s/>3.287.277.887,92<text:s/></text:p>
          </table:table-cell>
          <table:table-cell office:value-type="float" office:value="2051141608.9586093" table:style-name="ce20">
            <text:p><text:s/>2.051.141.608,96<text:s/></text:p>
          </table:table-cell>
          <table:table-cell office:value-type="float" office:value="9611229672.1790981" table:style-name="ce20">
            <text:p><text:s/>9.611.229.672,18<text:s/></text:p>
          </table:table-cell>
          <table:table-cell office:value-type="float" office:value="2027995205.5210335" table:style-name="ce20">
            <text:p><text:s/>2.027.995.205,52<text:s/></text:p>
          </table:table-cell>
          <table:table-cell office:value-type="float" office:value="1883225940.8860037" table:style-name="ce20">
            <text:p><text:s/>1.883.225.940,89<text:s/></text:p>
          </table:table-cell>
          <table:table-cell office:value-type="float" office:value="852938778.19502771" table:style-name="ce20">
            <text:p><text:s/>852.938.778,20<text:s/></text:p>
          </table:table-cell>
          <table:table-cell office:value-type="float" office:value="8294234447.0586023" table:style-name="ce20">
            <text:p><text:s/>8.294.234.447,06<text:s/></text:p>
          </table:table-cell>
          <table:table-cell office:value-type="float" office:value="829049111.65244818" table:style-name="ce20">
            <text:p><text:s/>829.049.111,65<text:s/></text:p>
          </table:table-cell>
          <table:table-cell office:value-type="float" office:value="1166835619.0690849" table:style-name="ce20">
            <text:p><text:s/>1.166.835.619,07<text:s/></text:p>
          </table:table-cell>
          <table:table-cell office:value-type="float" office:value="1231674426.9124162" table:style-name="ce20">
            <text:p><text:s/>1.231.674.426,91<text:s/></text:p>
          </table:table-cell>
          <table:table-cell office:value-type="float" office:value="679493960.68537831" table:style-name="ce20">
            <text:p><text:s/>679.493.960,69<text:s/></text:p>
          </table:table-cell>
          <table:table-cell office:value-type="float" office:value="2419921970.9356484" table:style-name="ce20">
            <text:p><text:s/>2.419.921.970,94<text:s/></text:p>
          </table:table-cell>
          <table:table-cell office:value-type="float" office:value="462468840.7585029" table:style-name="ce20">
            <text:p><text:s/>462.468.840,76<text:s/></text:p>
          </table:table-cell>
          <table:table-cell office:value-type="float" office:value="6369016548.3519096" table:style-name="ce20">
            <text:p><text:s/>6.369.016.548,35<text:s/></text:p>
          </table:table-cell>
          <table:table-cell office:value-type="float" office:value="17446476822.572285" table:style-name="ce20">
            <text:p><text:s/>17.446.476.822,57<text:s/></text:p>
          </table:table-cell>
          <table:table-cell office:value-type="float" office:value="644139880.56223929" table:style-name="ce20">
            <text:p><text:s/>644.139.880,56<text:s/></text:p>
          </table:table-cell>
          <table:table-cell office:value-type="float" office:value="342060922.23549867" table:style-name="ce20">
            <text:p><text:s/>342.060.922,24<text:s/></text:p>
          </table:table-cell>
          <table:table-cell office:value-type="float" office:value="119955106.70762242" table:style-name="ce20">
            <text:p><text:s/>119.955.106,71<text:s/></text:p>
          </table:table-cell>
          <table:table-cell office:value-type="float" office:value="6471114421.7000256" table:style-name="ce20">
            <text:p><text:s/>6.471.114.421,70<text:s/></text:p>
          </table:table-cell>
          <table:table-cell office:value-type="float" office:value="6100838641.4557867" table:style-name="ce20">
            <text:p><text:s/>6.100.838.641,46<text:s/></text:p>
          </table:table-cell>
          <table:table-cell office:value-type="float" office:value="415647990.41697216" table:style-name="ce20">
            <text:p><text:s/>415.647.990,42<text:s/></text:p>
          </table:table-cell>
          <table:table-cell office:value-type="float" office:value="48868553557.645958" table:style-name="ce20">
            <text:p><text:s/>48.868.553.557,65<text:s/></text:p>
          </table:table-cell>
          <table:table-cell office:value-type="float" office:value="520849694.54055083" table:style-name="ce20">
            <text:p><text:s/>520.849.694,54<text:s/></text:p>
          </table:table-cell>
          <table:table-cell office:value-type="float" office:value="124504587604.10001" table:style-name="ce21">
            <text:p><text:s/>124.504.587.604,10<text:s/></text:p>
          </table:table-cell>
          <table:table-cell table:number-columns-repeated="16355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28"/>
          <table:table-cell table:number-columns-repeated="16355"/>
        </table:table-row>
        <table:table-row table:number-rows-repeated="3" table:style-name="ro6">
          <table:table-cell table:style-name="ce7"/>
          <table:table-cell table:number-columns-repeated="28" table:style-name="ce28"/>
          <table:table-cell table:number-columns-repeated="16355"/>
        </table:table-row>
        <table:table-row table:style-name="ro6">
          <table:table-cell table:style-name="ce7"/>
          <table:table-cell table:style-name="ce28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36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Mário Vieira Cunha</meta:initial-creator>
    <dc:creator>Mario Vieira Cunha</dc:creator>
    <meta:creation-date>2004-03-11T18:47:37Z</meta:creation-date>
    <dc:date>2020-09-16T14:28:01Z</dc:date>
    <meta:print-date>2011-05-12T16:46:54Z</meta:print-date>
    <meta:editing-cycles>43</meta:editing-cycles>
    <meta:editing-duration>PT4521S</meta:editing-duration>
  </office:meta>
</office:document-meta>
</file>